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0.8846in"/>
    </style:style>
    <style:style style:name="co6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87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row table:style-name="ro1">
          <table:table-cell table:style-name="Default"/>
          <table:table-cell table:style-name="Default" office:value-type="string">
            <text:p>Run 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54">
            <text:p>54</text:p>
          </table:table-cell>
          <table:table-cell office:value-type="string">
            <text:p>Best Fitness:</text:p>
          </table:table-cell>
          <table:table-cell office:value-type="float" office:value="0.010864">
            <text:p>0.010864</text:p>
          </table:table-cell>
          <table:table-cell office:value-type="string">
            <text:p>Best Vector:</text:p>
          </table:table-cell>
          <table:table-cell office:value-type="string">
            <text:p>0.075131</text:p>
            <text:p>-0.005082</text:p>
            <text:p>0.072068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.713668">
            <text:p>20.713668</text:p>
          </table:table-cell>
          <table:table-cell office:value-type="float" office:value="61.056131">
            <text:p>61.056131</text:p>
          </table:table-cell>
          <table:table-cell office:value-type="string">
            <text:p>3.473281</text:p>
            <text:p>4.993205</text:p>
            <text:p>4.905135</text:p>
          </table:table-cell>
          <table:table-cell office:value-type="float" office:value="1.349053">
            <text:p>1.349053</text:p>
          </table:table-cell>
          <table:table-cell office:value-type="string">
            <text:p>-0.924184</text:p>
            <text:p>0.594827</text:p>
            <text:p>0.375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45426">
            <text:p>0.645426</text:p>
          </table:table-cell>
          <table:table-cell office:value-type="float" office:value="1.401399">
            <text:p>1.401399</text:p>
          </table:table-cell>
          <table:table-cell office:value-type="string">
            <text:p>-0.924184</text:p>
            <text:p>0.560211</text:p>
            <text:p>-0.483162</text:p>
          </table:table-cell>
          <table:table-cell office:value-type="float" office:value="0.191014">
            <text:p>0.191014</text:p>
          </table:table-cell>
          <table:table-cell office:value-type="string">
            <text:p>0.327869</text:p>
            <text:p>-0.232312</text:p>
            <text:p>0.1718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04064">
            <text:p>0.204064</text:p>
          </table:table-cell>
          <table:table-cell office:value-type="float" office:value="0.278902">
            <text:p>0.278902</text:p>
          </table:table-cell>
          <table:table-cell office:value-type="string">
            <text:p>0.456374</text:p>
            <text:p>-0.199733</text:p>
            <text:p>0.175305</text:p>
          </table:table-cell>
          <table:table-cell office:value-type="float" office:value="0.137268">
            <text:p>0.137268</text:p>
          </table:table-cell>
          <table:table-cell office:value-type="string">
            <text:p>0.305147</text:p>
            <text:p>-0.176543</text:p>
            <text:p>0.11395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38819">
            <text:p>0.138819</text:p>
          </table:table-cell>
          <table:table-cell office:value-type="float" office:value="0.260681">
            <text:p>0.260681</text:p>
          </table:table-cell>
          <table:table-cell office:value-type="string">
            <text:p>0.446976</text:p>
            <text:p>-0.170765</text:p>
            <text:p>0.178138</text:p>
          </table:table-cell>
          <table:table-cell office:value-type="float" office:value="0.068357">
            <text:p>0.068357</text:p>
          </table:table-cell>
          <table:table-cell office:value-type="string">
            <text:p>0.190585</text:p>
            <text:p>-0.085946</text:p>
            <text:p>0.15699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80051">
            <text:p>0.080051</text:p>
          </table:table-cell>
          <table:table-cell office:value-type="float" office:value="0.150913">
            <text:p>0.150913</text:p>
          </table:table-cell>
          <table:table-cell office:value-type="string">
            <text:p>0.298847</text:p>
            <text:p>-0.191764</text:p>
            <text:p>0.157576</text:p>
          </table:table-cell>
          <table:table-cell office:value-type="float" office:value="0.035078">
            <text:p>0.035078</text:p>
          </table:table-cell>
          <table:table-cell office:value-type="string">
            <text:p>0.126714</text:p>
            <text:p>-0.101254</text:p>
            <text:p>0.0936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35843">
            <text:p>0.035843</text:p>
          </table:table-cell>
          <table:table-cell office:value-type="float" office:value="0.06369">
            <text:p>0.06369</text:p>
          </table:table-cell>
          <table:table-cell office:value-type="string">
            <text:p>0.225336</text:p>
            <text:p>-0.110068</text:p>
            <text:p>0.028259</text:p>
          </table:table-cell>
          <table:table-cell office:value-type="float" office:value="0.010864">
            <text:p>0.010864</text:p>
          </table:table-cell>
          <table:table-cell office:value-type="string">
            <text:p>0.075131</text:p>
            <text:p>-0.005082</text:p>
            <text:p>0.07206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/>
          <table:table-cell office:value-type="string">
            <text:p>Run 2</text:p>
          </table:table-cell>
          <table:table-cell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30">
            <text:p>30</text:p>
          </table:table-cell>
          <table:table-cell office:value-type="string">
            <text:p>Best Fitness:</text:p>
          </table:table-cell>
          <table:table-cell office:value-type="float" office:value="0.271307">
            <text:p>0.271307</text:p>
          </table:table-cell>
          <table:table-cell office:value-type="string">
            <text:p>Best Vector:</text:p>
          </table:table-cell>
          <table:table-cell office:value-type="string">
            <text:p>0.292392</text:p>
            <text:p>0.069535</text:p>
            <text:p>0.425417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.456802">
            <text:p>20.456802</text:p>
          </table:table-cell>
          <table:table-cell office:value-type="float" office:value="52.296996">
            <text:p>52.296996</text:p>
          </table:table-cell>
          <table:table-cell office:value-type="string">
            <text:p>1.769198</text:p>
            <text:p>4.960910</text:p>
            <text:p>4.955432</text:p>
          </table:table-cell>
          <table:table-cell office:value-type="float" office:value="0.527874">
            <text:p>0.527874</text:p>
          </table:table-cell>
          <table:table-cell office:value-type="string">
            <text:p>0.456053</text:p>
            <text:p>-0.564129</text:p>
            <text:p>-0.0405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07275">
            <text:p>0.907275</text:p>
          </table:table-cell>
          <table:table-cell office:value-type="float" office:value="1.875992">
            <text:p>1.875992</text:p>
          </table:table-cell>
          <table:table-cell office:value-type="string">
            <text:p>0.456053</text:p>
            <text:p>1.016500</text:p>
            <text:p>-0.796703</text:p>
          </table:table-cell>
          <table:table-cell office:value-type="float" office:value="0.457616">
            <text:p>0.457616</text:p>
          </table:table-cell>
          <table:table-cell office:value-type="string">
            <text:p>0.372505</text:p>
            <text:p>0.235697</text:p>
            <text:p>0.51313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2989">
            <text:p>0.52989</text:p>
          </table:table-cell>
          <table:table-cell office:value-type="float" office:value="0.645072">
            <text:p>0.645072</text:p>
          </table:table-cell>
          <table:table-cell office:value-type="string">
            <text:p>0.539189</text:p>
            <text:p>0.182120</text:p>
            <text:p>0.566727</text:p>
          </table:table-cell>
          <table:table-cell office:value-type="float" office:value="0.447498">
            <text:p>0.447498</text:p>
          </table:table-cell>
          <table:table-cell office:value-type="string">
            <text:p>0.399489</text:p>
            <text:p>0.223810</text:p>
            <text:p>0.4876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94308">
            <text:p>0.494308</text:p>
          </table:table-cell>
          <table:table-cell office:value-type="float" office:value="0.618165">
            <text:p>0.618165</text:p>
          </table:table-cell>
          <table:table-cell office:value-type="string">
            <text:p>0.519087</text:p>
            <text:p>0.223810</text:p>
            <text:p>0.546464</text:p>
          </table:table-cell>
          <table:table-cell office:value-type="float" office:value="0.370468">
            <text:p>0.370468</text:p>
          </table:table-cell>
          <table:table-cell office:value-type="string">
            <text:p>0.353094</text:p>
            <text:p>0.204433</text:p>
            <text:p>0.45166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12167">
            <text:p>0.412167</text:p>
          </table:table-cell>
          <table:table-cell office:value-type="float" office:value="0.552423">
            <text:p>0.552423</text:p>
          </table:table-cell>
          <table:table-cell office:value-type="string">
            <text:p>0.399346</text:p>
            <text:p>0.341512</text:p>
            <text:p>0.525657</text:p>
          </table:table-cell>
          <table:table-cell office:value-type="float" office:value="0.286305">
            <text:p>0.286305</text:p>
          </table:table-cell>
          <table:table-cell office:value-type="string">
            <text:p>0.325609</text:p>
            <text:p>0.150528</text:p>
            <text:p>0.39702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42323">
            <text:p>0.342323</text:p>
          </table:table-cell>
          <table:table-cell office:value-type="float" office:value="0.470124">
            <text:p>0.470124</text:p>
          </table:table-cell>
          <table:table-cell office:value-type="string">
            <text:p>0.403522</text:p>
            <text:p>0.297414</text:p>
            <text:p>0.467802</text:p>
          </table:table-cell>
          <table:table-cell office:value-type="float" office:value="0.271307">
            <text:p>0.271307</text:p>
          </table:table-cell>
          <table:table-cell office:value-type="string">
            <text:p>0.292392</text:p>
            <text:p>0.069535</text:p>
            <text:p>0.42541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3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101">
            <text:p>101</text:p>
          </table:table-cell>
          <table:table-cell office:value-type="string">
            <text:p>Best Fitness:</text:p>
          </table:table-cell>
          <table:table-cell office:value-type="float" office:value="0.028915">
            <text:p>0.028915</text:p>
          </table:table-cell>
          <table:table-cell office:value-type="string">
            <text:p>Best Vector:</text:p>
          </table:table-cell>
          <table:table-cell office:value-type="string">
            <text:p>0.103386</text:p>
            <text:p>0.089716</text:p>
            <text:p>-0.100881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.467137">
            <text:p>19.467137</text:p>
          </table:table-cell>
          <table:table-cell office:value-type="float" office:value="44.826213">
            <text:p>44.826213</text:p>
          </table:table-cell>
          <table:table-cell office:value-type="string">
            <text:p>3.755361</text:p>
            <text:p>3.429300</text:p>
            <text:p>4.354696</text:p>
          </table:table-cell>
          <table:table-cell office:value-type="float" office:value="0.408297">
            <text:p>0.408297</text:p>
          </table:table-cell>
          <table:table-cell office:value-type="string">
            <text:p>0.500109</text:p>
            <text:p>0.226629</text:p>
            <text:p>-0.3268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333156">
            <text:p>1.333156</text:p>
          </table:table-cell>
          <table:table-cell office:value-type="float" office:value="2.837684">
            <text:p>2.837684</text:p>
          </table:table-cell>
          <table:table-cell office:value-type="string">
            <text:p>0.216040</text:p>
            <text:p>1.091343</text:p>
            <text:p>1.264904</text:p>
          </table:table-cell>
          <table:table-cell office:value-type="float" office:value="0.264011">
            <text:p>0.264011</text:p>
          </table:table-cell>
          <table:table-cell office:value-type="string">
            <text:p>0.216040</text:p>
            <text:p>0.150424</text:p>
            <text:p>-0.44126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72386">
            <text:p>0.272386</text:p>
          </table:table-cell>
          <table:table-cell office:value-type="float" office:value="0.436684">
            <text:p>0.436684</text:p>
          </table:table-cell>
          <table:table-cell office:value-type="string">
            <text:p>0.431138</text:p>
            <text:p>0.199031</text:p>
            <text:p>-0.459554</text:p>
          </table:table-cell>
          <table:table-cell office:value-type="float" office:value="0.180014">
            <text:p>0.180014</text:p>
          </table:table-cell>
          <table:table-cell office:value-type="string">
            <text:p>0.188255</text:p>
            <text:p>0.161592</text:p>
            <text:p>-0.3441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17539">
            <text:p>0.217539</text:p>
          </table:table-cell>
          <table:table-cell office:value-type="float" office:value="0.337251">
            <text:p>0.337251</text:p>
          </table:table-cell>
          <table:table-cell office:value-type="string">
            <text:p>0.266141</text:p>
            <text:p>0.161592</text:p>
            <text:p>-0.490212</text:p>
          </table:table-cell>
          <table:table-cell office:value-type="float" office:value="0.137458">
            <text:p>0.137458</text:p>
          </table:table-cell>
          <table:table-cell office:value-type="string">
            <text:p>0.126238</text:p>
            <text:p>0.195952</text:p>
            <text:p>-0.28831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26526">
            <text:p>0.126526</text:p>
          </table:table-cell>
          <table:table-cell office:value-type="float" office:value="0.22316">
            <text:p>0.22316</text:p>
          </table:table-cell>
          <table:table-cell office:value-type="string">
            <text:p>0.221988</text:p>
            <text:p>0.228623</text:p>
            <text:p>-0.348731</text:p>
          </table:table-cell>
          <table:table-cell office:value-type="float" office:value="0.0636">
            <text:p>0.0636</text:p>
          </table:table-cell>
          <table:table-cell office:value-type="string">
            <text:p>0.099722</text:p>
            <text:p>0.111872</text:p>
            <text:p>-0.2028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61614">
            <text:p>0.061614</text:p>
          </table:table-cell>
          <table:table-cell office:value-type="float" office:value="0.099412">
            <text:p>0.099412</text:p>
          </table:table-cell>
          <table:table-cell office:value-type="string">
            <text:p>0.118675</text:p>
            <text:p>0.046828</text:p>
            <text:p>-0.288333</text:p>
          </table:table-cell>
          <table:table-cell office:value-type="float" office:value="0.028915">
            <text:p>0.028915</text:p>
          </table:table-cell>
          <table:table-cell office:value-type="string">
            <text:p>0.103386</text:p>
            <text:p>0.089716</text:p>
            <text:p>-0.10088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4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67">
            <text:p>67</text:p>
          </table:table-cell>
          <table:table-cell office:value-type="string">
            <text:p>Best Fitness:</text:p>
          </table:table-cell>
          <table:table-cell office:value-type="float" office:value="0.00141">
            <text:p>0.00141</text:p>
          </table:table-cell>
          <table:table-cell office:value-type="string">
            <text:p>Best Vector:</text:p>
          </table:table-cell>
          <table:table-cell office:value-type="string">
            <text:p>-0.009745</text:p>
            <text:p>-0.014355</text:p>
            <text:p>0.033302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.061176">
            <text:p>23.061176</text:p>
          </table:table-cell>
          <table:table-cell office:value-type="float" office:value="58.447901">
            <text:p>58.447901</text:p>
          </table:table-cell>
          <table:table-cell office:value-type="string">
            <text:p>4.912639</text:p>
            <text:p>4.250704</text:p>
            <text:p>4.030557</text:p>
          </table:table-cell>
          <table:table-cell office:value-type="float" office:value="0.38388">
            <text:p>0.38388</text:p>
          </table:table-cell>
          <table:table-cell office:value-type="string">
            <text:p>0.197192</text:p>
            <text:p>-0.399847</text:p>
            <text:p>-0.4302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3588">
            <text:p>0.43588</text:p>
          </table:table-cell>
          <table:table-cell office:value-type="float" office:value="0.912749">
            <text:p>0.912749</text:p>
          </table:table-cell>
          <table:table-cell office:value-type="string">
            <text:p>-0.923709</text:p>
            <text:p>-0.198279</text:p>
            <text:p>0.142113</text:p>
          </table:table-cell>
          <table:table-cell office:value-type="float" office:value="0.056449">
            <text:p>0.056449</text:p>
          </table:table-cell>
          <table:table-cell office:value-type="string">
            <text:p>-0.102243</text:p>
            <text:p>-0.197342</text:p>
            <text:p>0.0839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81115">
            <text:p>0.081115</text:p>
          </table:table-cell>
          <table:table-cell office:value-type="float" office:value="0.162277">
            <text:p>0.162277</text:p>
          </table:table-cell>
          <table:table-cell office:value-type="string">
            <text:p>0.325935</text:p>
            <text:p>-0.143658</text:p>
            <text:p>0.188164</text:p>
          </table:table-cell>
          <table:table-cell office:value-type="float" office:value="0.03782">
            <text:p>0.03782</text:p>
          </table:table-cell>
          <table:table-cell office:value-type="string">
            <text:p>-0.102243</text:p>
            <text:p>-0.134040</text:p>
            <text:p>0.0969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37256">
            <text:p>0.037256</text:p>
          </table:table-cell>
          <table:table-cell office:value-type="float" office:value="0.072358">
            <text:p>0.072358</text:p>
          </table:table-cell>
          <table:table-cell office:value-type="string">
            <text:p>-0.112124</text:p>
            <text:p>-0.168237</text:p>
            <text:p>0.177432</text:p>
          </table:table-cell>
          <table:table-cell office:value-type="float" office:value="0.02106">
            <text:p>0.02106</text:p>
          </table:table-cell>
          <table:table-cell office:value-type="string">
            <text:p>-0.078580</text:p>
            <text:p>-0.096397</text:p>
            <text:p>0.07478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15682">
            <text:p>0.015682</text:p>
          </table:table-cell>
          <table:table-cell office:value-type="float" office:value="0.029864">
            <text:p>0.029864</text:p>
          </table:table-cell>
          <table:table-cell office:value-type="string">
            <text:p>-0.094835</text:p>
            <text:p>-0.111177</text:p>
            <text:p>0.092248</text:p>
          </table:table-cell>
          <table:table-cell office:value-type="float" office:value="0.005965">
            <text:p>0.005965</text:p>
          </table:table-cell>
          <table:table-cell office:value-type="string">
            <text:p>-0.064853</text:p>
            <text:p>-0.039866</text:p>
            <text:p>0.0130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6485">
            <text:p>0.006485</text:p>
          </table:table-cell>
          <table:table-cell office:value-type="float" office:value="0.0199">
            <text:p>0.0199</text:p>
          </table:table-cell>
          <table:table-cell office:value-type="string">
            <text:p>-0.065641</text:p>
            <text:p>-0.034966</text:p>
            <text:p>0.119871</text:p>
          </table:table-cell>
          <table:table-cell office:value-type="float" office:value="0.00141">
            <text:p>0.00141</text:p>
          </table:table-cell>
          <table:table-cell office:value-type="string">
            <text:p>-0.009745</text:p>
            <text:p>-0.014355</text:p>
            <text:p>0.033302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5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34">
            <text:p>34</text:p>
          </table:table-cell>
          <table:table-cell office:value-type="string">
            <text:p>Best Fitness:</text:p>
          </table:table-cell>
          <table:table-cell office:value-type="float" office:value="0.670121">
            <text:p>0.670121</text:p>
          </table:table-cell>
          <table:table-cell office:value-type="string">
            <text:p>Best Vector:</text:p>
          </table:table-cell>
          <table:table-cell office:value-type="string">
            <text:p>-0.023227</text:p>
            <text:p>0.639613</text:p>
            <text:p>-0.510368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4.118486">
            <text:p>24.118486</text:p>
          </table:table-cell>
          <table:table-cell office:value-type="float" office:value="45.257194">
            <text:p>45.257194</text:p>
          </table:table-cell>
          <table:table-cell office:value-type="string">
            <text:p>-0.075995</text:p>
            <text:p>4.595781</text:p>
            <text:p>4.912251</text:p>
          </table:table-cell>
          <table:table-cell office:value-type="float" office:value="1.113321">
            <text:p>1.113321</text:p>
          </table:table-cell>
          <table:table-cell office:value-type="string">
            <text:p>0.403121</text:p>
            <text:p>0.777050</text:p>
            <text:p>-0.5890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541554">
            <text:p>1.541554</text:p>
          </table:table-cell>
          <table:table-cell office:value-type="float" office:value="2.010197">
            <text:p>2.010197</text:p>
          </table:table-cell>
          <table:table-cell office:value-type="string">
            <text:p>0.832843</text:p>
            <text:p>0.732585</text:p>
            <text:p>0.883113</text:p>
          </table:table-cell>
          <table:table-cell office:value-type="float" office:value="0.973236">
            <text:p>0.973236</text:p>
          </table:table-cell>
          <table:table-cell office:value-type="string">
            <text:p>-0.104300</text:p>
            <text:p>0.777050</text:p>
            <text:p>-0.5987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110259">
            <text:p>1.110259</text:p>
          </table:table-cell>
          <table:table-cell office:value-type="float" office:value="1.467932">
            <text:p>1.467932</text:p>
          </table:table-cell>
          <table:table-cell office:value-type="string">
            <text:p>0.350608</text:p>
            <text:p>0.751743</text:p>
            <text:p>0.883113</text:p>
          </table:table-cell>
          <table:table-cell office:value-type="float" office:value="0.855057">
            <text:p>0.855057</text:p>
          </table:table-cell>
          <table:table-cell office:value-type="string">
            <text:p>-0.104300</text:p>
            <text:p>0.696870</text:p>
            <text:p>-0.59879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043725">
            <text:p>1.043725</text:p>
          </table:table-cell>
          <table:table-cell office:value-type="float" office:value="1.303971">
            <text:p>1.303971</text:p>
          </table:table-cell>
          <table:table-cell office:value-type="string">
            <text:p>0.435942</text:p>
            <text:p>0.841001</text:p>
            <text:p>-0.637686</text:p>
          </table:table-cell>
          <table:table-cell office:value-type="float" office:value="0.821524">
            <text:p>0.821524</text:p>
          </table:table-cell>
          <table:table-cell office:value-type="string">
            <text:p>-0.132630</text:p>
            <text:p>0.718076</text:p>
            <text:p>-0.53693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51085">
            <text:p>0.951085</text:p>
          </table:table-cell>
          <table:table-cell office:value-type="float" office:value="1.284582">
            <text:p>1.284582</text:p>
          </table:table-cell>
          <table:table-cell office:value-type="string">
            <text:p>0.554112</text:p>
            <text:p>0.803801</text:p>
            <text:p>-0.575714</text:p>
          </table:table-cell>
          <table:table-cell office:value-type="float" office:value="0.766308">
            <text:p>0.766308</text:p>
          </table:table-cell>
          <table:table-cell office:value-type="string">
            <text:p>-0.147419</text:p>
            <text:p>0.669255</text:p>
            <text:p>-0.5446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92695">
            <text:p>0.892695</text:p>
          </table:table-cell>
          <table:table-cell office:value-type="float" office:value="1.196633">
            <text:p>1.196633</text:p>
          </table:table-cell>
          <table:table-cell office:value-type="string">
            <text:p>0.603723</text:p>
            <text:p>0.730609</text:p>
            <text:p>-0.546226</text:p>
          </table:table-cell>
          <table:table-cell office:value-type="float" office:value="0.670121">
            <text:p>0.670121</text:p>
          </table:table-cell>
          <table:table-cell office:value-type="string">
            <text:p>-0.023227</text:p>
            <text:p>0.639613</text:p>
            <text:p>-0.51036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6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2">
            <text:p>22</text:p>
          </table:table-cell>
          <table:table-cell office:value-type="string">
            <text:p>Best Fitness:</text:p>
          </table:table-cell>
          <table:table-cell office:value-type="float" office:value="0.172884">
            <text:p>0.172884</text:p>
          </table:table-cell>
          <table:table-cell office:value-type="string">
            <text:p>Best Vector:</text:p>
          </table:table-cell>
          <table:table-cell office:value-type="string">
            <text:p>-0.064783</text:p>
            <text:p>0.153613</text:p>
            <text:p>0.380907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.501731">
            <text:p>21.501731</text:p>
          </table:table-cell>
          <table:table-cell office:value-type="float" office:value="57.420152">
            <text:p>57.420152</text:p>
          </table:table-cell>
          <table:table-cell office:value-type="string">
            <text:p>4.627933</text:p>
            <text:p>3.643713</text:p>
            <text:p>4.767152</text:p>
          </table:table-cell>
          <table:table-cell office:value-type="float" office:value="0.454368">
            <text:p>0.454368</text:p>
          </table:table-cell>
          <table:table-cell office:value-type="string">
            <text:p>-0.291452</text:p>
            <text:p>0.298082</text:p>
            <text:p>0.5296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794798">
            <text:p>1.794798</text:p>
          </table:table-cell>
          <table:table-cell office:value-type="float" office:value="5.476887">
            <text:p>5.476887</text:p>
          </table:table-cell>
          <table:table-cell office:value-type="string">
            <text:p>2.169444</text:p>
            <text:p>0.644037</text:p>
            <text:p>-0.596335</text:p>
          </table:table-cell>
          <table:table-cell office:value-type="float" office:value="0.338404">
            <text:p>0.338404</text:p>
          </table:table-cell>
          <table:table-cell office:value-type="string">
            <text:p>-0.171693</text:p>
            <text:p>0.242225</text:p>
            <text:p>0.5002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19786">
            <text:p>0.719786</text:p>
          </table:table-cell>
          <table:table-cell office:value-type="float" office:value="0.857188">
            <text:p>0.857188</text:p>
          </table:table-cell>
          <table:table-cell office:value-type="string">
            <text:p>-0.197352</text:p>
            <text:p>0.605572</text:p>
            <text:p>-0.671955</text:p>
          </table:table-cell>
          <table:table-cell office:value-type="float" office:value="0.34392">
            <text:p>0.34392</text:p>
          </table:table-cell>
          <table:table-cell office:value-type="string">
            <text:p>-0.146660</text:p>
            <text:p>0.242225</text:p>
            <text:p>0.51355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34748">
            <text:p>0.334748</text:p>
          </table:table-cell>
          <table:table-cell office:value-type="float" office:value="0.426146">
            <text:p>0.426146</text:p>
          </table:table-cell>
          <table:table-cell office:value-type="string">
            <text:p>-0.266287</text:p>
            <text:p>0.276352</text:p>
            <text:p>0.528078</text:p>
          </table:table-cell>
          <table:table-cell office:value-type="float" office:value="0.271432">
            <text:p>0.271432</text:p>
          </table:table-cell>
          <table:table-cell office:value-type="string">
            <text:p>-0.096417</text:p>
            <text:p>0.235488</text:p>
            <text:p>0.45462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90467">
            <text:p>0.290467</text:p>
          </table:table-cell>
          <table:table-cell office:value-type="float" office:value="0.395583">
            <text:p>0.395583</text:p>
          </table:table-cell>
          <table:table-cell office:value-type="string">
            <text:p>-0.232787</text:p>
            <text:p>0.265367</text:p>
            <text:p>0.520551</text:p>
          </table:table-cell>
          <table:table-cell office:value-type="float" office:value="0.213523">
            <text:p>0.213523</text:p>
          </table:table-cell>
          <table:table-cell office:value-type="string">
            <text:p>-0.048085</text:p>
            <text:p>0.190749</text:p>
            <text:p>0.4181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50581">
            <text:p>0.250581</text:p>
          </table:table-cell>
          <table:table-cell office:value-type="float" office:value="0.391797">
            <text:p>0.391797</text:p>
          </table:table-cell>
          <table:table-cell office:value-type="string">
            <text:p>-0.146660</text:p>
            <text:p>0.238206</text:p>
            <text:p>0.559951</text:p>
          </table:table-cell>
          <table:table-cell office:value-type="float" office:value="0.172884">
            <text:p>0.172884</text:p>
          </table:table-cell>
          <table:table-cell office:value-type="string">
            <text:p>-0.064783</text:p>
            <text:p>0.153613</text:p>
            <text:p>0.38090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7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99">
            <text:p>99</text:p>
          </table:table-cell>
          <table:table-cell office:value-type="string">
            <text:p>Best Fitness:</text:p>
          </table:table-cell>
          <table:table-cell office:value-type="float" office:value="0.000438">
            <text:p>0.000438</text:p>
          </table:table-cell>
          <table:table-cell office:value-type="string">
            <text:p>Best Vector:</text:p>
          </table:table-cell>
          <table:table-cell office:value-type="string">
            <text:p>0.010502</text:p>
            <text:p>-0.018107</text:p>
            <text:p>-0.000345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.184438">
            <text:p>21.184438</text:p>
          </table:table-cell>
          <table:table-cell office:value-type="float" office:value="54.503966">
            <text:p>54.503966</text:p>
          </table:table-cell>
          <table:table-cell office:value-type="string">
            <text:p>4.897329</text:p>
            <text:p>4.663464</text:p>
            <text:p>2.961798</text:p>
          </table:table-cell>
          <table:table-cell office:value-type="float" office:value="0.080709">
            <text:p>0.080709</text:p>
          </table:table-cell>
          <table:table-cell office:value-type="string">
            <text:p>0.065873</text:p>
            <text:p>-0.126931</text:p>
            <text:p>0.2454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68169">
            <text:p>0.368169</text:p>
          </table:table-cell>
          <table:table-cell office:value-type="float" office:value="1.208007">
            <text:p>1.208007</text:p>
          </table:table-cell>
          <table:table-cell office:value-type="string">
            <text:p>0.562453</text:p>
            <text:p>-0.917665</text:p>
            <text:p>0.222586</text:p>
          </table:table-cell>
          <table:table-cell office:value-type="float" office:value="0.044569">
            <text:p>0.044569</text:p>
          </table:table-cell>
          <table:table-cell office:value-type="string">
            <text:p>0.065873</text:p>
            <text:p>0.200453</text:p>
            <text:p>-0.0069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66814">
            <text:p>0.066814</text:p>
          </table:table-cell>
          <table:table-cell office:value-type="float" office:value="0.147196">
            <text:p>0.147196</text:p>
          </table:table-cell>
          <table:table-cell office:value-type="string">
            <text:p>-0.176591</text:p>
            <text:p>-0.164888</text:p>
            <text:p>0.298033</text:p>
          </table:table-cell>
          <table:table-cell office:value-type="float" office:value="0.015304">
            <text:p>0.015304</text:p>
          </table:table-cell>
          <table:table-cell office:value-type="string">
            <text:p>0.065873</text:p>
            <text:p>0.104246</text:p>
            <text:p>-0.0098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15669">
            <text:p>0.015669</text:p>
          </table:table-cell>
          <table:table-cell office:value-type="float" office:value="0.039936">
            <text:p>0.039936</text:p>
          </table:table-cell>
          <table:table-cell office:value-type="string">
            <text:p>-0.121611</text:p>
            <text:p>0.157293</text:p>
            <text:p>0.020140</text:p>
          </table:table-cell>
          <table:table-cell office:value-type="float" office:value="0.005333">
            <text:p>0.005333</text:p>
          </table:table-cell>
          <table:table-cell office:value-type="string">
            <text:p>0.065873</text:p>
            <text:p>0.030744</text:p>
            <text:p>-0.00694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3512">
            <text:p>0.003512</text:p>
          </table:table-cell>
          <table:table-cell office:value-type="float" office:value="0.017762">
            <text:p>0.017762</text:p>
          </table:table-cell>
          <table:table-cell office:value-type="string">
            <text:p>0.107638</text:p>
            <text:p>0.021228</text:p>
            <text:p>-0.075669</text:p>
          </table:table-cell>
          <table:table-cell office:value-type="float" office:value="0.00045">
            <text:p>0.00045</text:p>
          </table:table-cell>
          <table:table-cell office:value-type="string">
            <text:p>0.011035</text:p>
            <text:p>0.016746</text:p>
            <text:p>-0.0069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762">
            <text:p>0.001762</text:p>
          </table:table-cell>
          <table:table-cell office:value-type="float" office:value="0.005986">
            <text:p>0.005986</text:p>
          </table:table-cell>
          <table:table-cell office:value-type="string">
            <text:p>0.062368</text:p>
            <text:p>0.022251</text:p>
            <text:p>-0.040010</text:p>
          </table:table-cell>
          <table:table-cell office:value-type="float" office:value="0.000438">
            <text:p>0.000438</text:p>
          </table:table-cell>
          <table:table-cell office:value-type="string">
            <text:p>0.010502</text:p>
            <text:p>-0.018107</text:p>
            <text:p>-0.00034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8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32">
            <text:p>32</text:p>
          </table:table-cell>
          <table:table-cell office:value-type="string">
            <text:p>Best Fitness:</text:p>
          </table:table-cell>
          <table:table-cell office:value-type="float" office:value="0.009504">
            <text:p>0.009504</text:p>
          </table:table-cell>
          <table:table-cell office:value-type="string">
            <text:p>Best Vector:</text:p>
          </table:table-cell>
          <table:table-cell office:value-type="string">
            <text:p>-0.007345</text:p>
            <text:p>-0.096607</text:p>
            <text:p>0.010838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.781417">
            <text:p>22.781417</text:p>
          </table:table-cell>
          <table:table-cell office:value-type="float" office:value="54.899979">
            <text:p>54.899979</text:p>
          </table:table-cell>
          <table:table-cell office:value-type="string">
            <text:p>4.057052</text:p>
            <text:p>4.019465</text:p>
            <text:p>4.720615</text:p>
          </table:table-cell>
          <table:table-cell office:value-type="float" office:value="0.381125">
            <text:p>0.381125</text:p>
          </table:table-cell>
          <table:table-cell office:value-type="string">
            <text:p>0.210021</text:p>
            <text:p>-0.510995</text:p>
            <text:p>-0.2755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731249">
            <text:p>1.731249</text:p>
          </table:table-cell>
          <table:table-cell office:value-type="float" office:value="3.530996">
            <text:p>3.530996</text:p>
          </table:table-cell>
          <table:table-cell office:value-type="string">
            <text:p>1.307737</text:p>
            <text:p>0.394268</text:p>
            <text:p>1.290493</text:p>
          </table:table-cell>
          <table:table-cell office:value-type="float" office:value="0.376288">
            <text:p>0.376288</text:p>
          </table:table-cell>
          <table:table-cell office:value-type="string">
            <text:p>0.210021</text:p>
            <text:p>-0.538901</text:p>
            <text:p>-0.2043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60641">
            <text:p>0.160641</text:p>
          </table:table-cell>
          <table:table-cell office:value-type="float" office:value="0.593729">
            <text:p>0.593729</text:p>
          </table:table-cell>
          <table:table-cell office:value-type="string">
            <text:p>0.292331</text:p>
            <text:p>-0.432668</text:p>
            <text:p>-0.566630</text:p>
          </table:table-cell>
          <table:table-cell office:value-type="float" office:value="0.088014">
            <text:p>0.088014</text:p>
          </table:table-cell>
          <table:table-cell office:value-type="string">
            <text:p>0.206142</text:p>
            <text:p>-0.209026</text:p>
            <text:p>-0.0427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91531">
            <text:p>0.091531</text:p>
          </table:table-cell>
          <table:table-cell office:value-type="float" office:value="0.148749">
            <text:p>0.148749</text:p>
          </table:table-cell>
          <table:table-cell office:value-type="string">
            <text:p>0.199569</text:p>
            <text:p>-0.329725</text:p>
            <text:p>0.014250</text:p>
          </table:table-cell>
          <table:table-cell office:value-type="float" office:value="0.051055">
            <text:p>0.051055</text:p>
          </table:table-cell>
          <table:table-cell office:value-type="string">
            <text:p>0.167997</text:p>
            <text:p>-0.150779</text:p>
            <text:p>-0.00988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59465">
            <text:p>0.059465</text:p>
          </table:table-cell>
          <table:table-cell office:value-type="float" office:value="0.128048">
            <text:p>0.128048</text:p>
          </table:table-cell>
          <table:table-cell office:value-type="string">
            <text:p>0.307005</text:p>
            <text:p>-0.176345</text:p>
            <text:p>-0.051949</text:p>
          </table:table-cell>
          <table:table-cell office:value-type="float" office:value="0.035608">
            <text:p>0.035608</text:p>
          </table:table-cell>
          <table:table-cell office:value-type="string">
            <text:p>0.084600</text:p>
            <text:p>-0.161549</text:p>
            <text:p>-0.0485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2428">
            <text:p>0.02428</text:p>
          </table:table-cell>
          <table:table-cell office:value-type="float" office:value="0.049418">
            <text:p>0.049418</text:p>
          </table:table-cell>
          <table:table-cell office:value-type="string">
            <text:p>0.119923</text:p>
            <text:p>-0.180788</text:p>
            <text:p>-0.048502</text:p>
          </table:table-cell>
          <table:table-cell office:value-type="float" office:value="0.009504">
            <text:p>0.009504</text:p>
          </table:table-cell>
          <table:table-cell office:value-type="string">
            <text:p>-0.007345</text:p>
            <text:p>-0.096607</text:p>
            <text:p>0.01083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9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43">
            <text:p>43</text:p>
          </table:table-cell>
          <table:table-cell office:value-type="string">
            <text:p>Best Fitness:</text:p>
          </table:table-cell>
          <table:table-cell office:value-type="float" office:value="0.121957">
            <text:p>0.121957</text:p>
          </table:table-cell>
          <table:table-cell office:value-type="string">
            <text:p>Best Vector:</text:p>
          </table:table-cell>
          <table:table-cell office:value-type="string">
            <text:p>-0.260935</text:p>
            <text:p>-0.232078</text:p>
            <text:p>0.003088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.603413">
            <text:p>21.603413</text:p>
          </table:table-cell>
          <table:table-cell office:value-type="float" office:value="55.528665">
            <text:p>55.528665</text:p>
          </table:table-cell>
          <table:table-cell office:value-type="string">
            <text:p>3.407544</text:p>
            <text:p>4.935098</text:p>
            <text:p>4.422908</text:p>
          </table:table-cell>
          <table:table-cell office:value-type="float" office:value="3.352016">
            <text:p>3.352016</text:p>
          </table:table-cell>
          <table:table-cell office:value-type="string">
            <text:p>-0.911577</text:p>
            <text:p>1.256815</text:p>
            <text:p>0.9702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27159">
            <text:p>0.827159</text:p>
          </table:table-cell>
          <table:table-cell office:value-type="float" office:value="3.586181">
            <text:p>3.586181</text:p>
          </table:table-cell>
          <table:table-cell office:value-type="string">
            <text:p>1.166787</text:p>
            <text:p>0.997564</text:p>
            <text:p>1.108899</text:p>
          </table:table-cell>
          <table:table-cell office:value-type="float" office:value="0.292714">
            <text:p>0.292714</text:p>
          </table:table-cell>
          <table:table-cell office:value-type="string">
            <text:p>-0.220339</text:p>
            <text:p>-0.442282</text:p>
            <text:p>0.2203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14651">
            <text:p>0.414651</text:p>
          </table:table-cell>
          <table:table-cell office:value-type="float" office:value="0.61692">
            <text:p>0.61692</text:p>
          </table:table-cell>
          <table:table-cell office:value-type="string">
            <text:p>0.624332</text:p>
            <text:p>-0.442282</text:p>
            <text:p>0.177529</text:p>
          </table:table-cell>
          <table:table-cell office:value-type="float" office:value="0.33102">
            <text:p>0.33102</text:p>
          </table:table-cell>
          <table:table-cell office:value-type="string">
            <text:p>-0.346120</text:p>
            <text:p>-0.428959</text:p>
            <text:p>0.1649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90609">
            <text:p>0.390609</text:p>
          </table:table-cell>
          <table:table-cell office:value-type="float" office:value="0.488643">
            <text:p>0.488643</text:p>
          </table:table-cell>
          <table:table-cell office:value-type="string">
            <text:p>-0.476879</text:p>
            <text:p>-0.468487</text:p>
            <text:p>0.204326</text:p>
          </table:table-cell>
          <table:table-cell office:value-type="float" office:value="0.284102">
            <text:p>0.284102</text:p>
          </table:table-cell>
          <table:table-cell office:value-type="string">
            <text:p>-0.320092</text:p>
            <text:p>-0.375019</text:p>
            <text:p>0.20249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20531">
            <text:p>0.320531</text:p>
          </table:table-cell>
          <table:table-cell office:value-type="float" office:value="0.395981">
            <text:p>0.395981</text:p>
          </table:table-cell>
          <table:table-cell office:value-type="string">
            <text:p>-0.423747</text:p>
            <text:p>-0.405186</text:p>
            <text:p>0.228570</text:p>
          </table:table-cell>
          <table:table-cell office:value-type="float" office:value="0.229407">
            <text:p>0.229407</text:p>
          </table:table-cell>
          <table:table-cell office:value-type="string">
            <text:p>-0.314983</text:p>
            <text:p>-0.344882</text:p>
            <text:p>0.1060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34952">
            <text:p>0.234952</text:p>
          </table:table-cell>
          <table:table-cell office:value-type="float" office:value="0.332685">
            <text:p>0.332685</text:p>
          </table:table-cell>
          <table:table-cell office:value-type="string">
            <text:p>-0.361000</text:p>
            <text:p>-0.344037</text:p>
            <text:p>0.289832</text:p>
          </table:table-cell>
          <table:table-cell office:value-type="float" office:value="0.121957">
            <text:p>0.121957</text:p>
          </table:table-cell>
          <table:table-cell office:value-type="string">
            <text:p>-0.260935</text:p>
            <text:p>-0.232078</text:p>
            <text:p>0.00308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0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95">
            <text:p>95</text:p>
          </table:table-cell>
          <table:table-cell office:value-type="string">
            <text:p>Best Fitness:</text:p>
          </table:table-cell>
          <table:table-cell office:value-type="float" office:value="0.314456">
            <text:p>0.314456</text:p>
          </table:table-cell>
          <table:table-cell office:value-type="string">
            <text:p>Best Vector:</text:p>
          </table:table-cell>
          <table:table-cell office:value-type="string">
            <text:p>-0.461738</text:p>
            <text:p>0.297434</text:p>
            <text:p>-0.113081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.848303">
            <text:p>17.848303</text:p>
          </table:table-cell>
          <table:table-cell office:value-type="float" office:value="41.845403">
            <text:p>41.845403</text:p>
          </table:table-cell>
          <table:table-cell office:value-type="string">
            <text:p>3.560969</text:p>
            <text:p>2.082900</text:p>
            <text:p>4.982613</text:p>
          </table:table-cell>
          <table:table-cell office:value-type="float" office:value="0.619332">
            <text:p>0.619332</text:p>
          </table:table-cell>
          <table:table-cell office:value-type="string">
            <text:p>-0.696419</text:p>
            <text:p>0.332086</text:p>
            <text:p>-0.1550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261857">
            <text:p>1.261857</text:p>
          </table:table-cell>
          <table:table-cell office:value-type="float" office:value="3.126331">
            <text:p>3.126331</text:p>
          </table:table-cell>
          <table:table-cell office:value-type="string">
            <text:p>1.179104</text:p>
            <text:p>0.968895</text:p>
            <text:p>-0.892909</text:p>
          </table:table-cell>
          <table:table-cell office:value-type="float" office:value="0.54533">
            <text:p>0.54533</text:p>
          </table:table-cell>
          <table:table-cell office:value-type="string">
            <text:p>-0.641091</text:p>
            <text:p>0.332086</text:p>
            <text:p>-0.1550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57">
            <text:p>0.657</text:p>
          </table:table-cell>
          <table:table-cell office:value-type="float" office:value="0.787026">
            <text:p>0.787026</text:p>
          </table:table-cell>
          <table:table-cell office:value-type="string">
            <text:p>-0.755298</text:p>
            <text:p>0.348496</text:p>
            <text:p>-0.308387</text:p>
          </table:table-cell>
          <table:table-cell office:value-type="float" office:value="0.500994">
            <text:p>0.500994</text:p>
          </table:table-cell>
          <table:table-cell office:value-type="string">
            <text:p>-0.629917</text:p>
            <text:p>0.283101</text:p>
            <text:p>-0.1550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32367">
            <text:p>0.532367</text:p>
          </table:table-cell>
          <table:table-cell office:value-type="float" office:value="0.633765">
            <text:p>0.633765</text:p>
          </table:table-cell>
          <table:table-cell office:value-type="string">
            <text:p>-0.679299</text:p>
            <text:p>0.345929</text:p>
            <text:p>-0.229457</text:p>
          </table:table-cell>
          <table:table-cell office:value-type="float" office:value="0.428046">
            <text:p>0.428046</text:p>
          </table:table-cell>
          <table:table-cell office:value-type="string">
            <text:p>-0.564597</text:p>
            <text:p>0.283101</text:p>
            <text:p>-0.17067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74947">
            <text:p>0.474947</text:p>
          </table:table-cell>
          <table:table-cell office:value-type="float" office:value="0.626239">
            <text:p>0.626239</text:p>
          </table:table-cell>
          <table:table-cell office:value-type="string">
            <text:p>-0.679299</text:p>
            <text:p>0.333184</text:p>
            <text:p>-0.231905</text:p>
          </table:table-cell>
          <table:table-cell office:value-type="float" office:value="0.374071">
            <text:p>0.374071</text:p>
          </table:table-cell>
          <table:table-cell office:value-type="string">
            <text:p>-0.512999</text:p>
            <text:p>0.297169</text:p>
            <text:p>-0.1503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89925">
            <text:p>0.389925</text:p>
          </table:table-cell>
          <table:table-cell office:value-type="float" office:value="0.475281">
            <text:p>0.475281</text:p>
          </table:table-cell>
          <table:table-cell office:value-type="string">
            <text:p>-0.573513</text:p>
            <text:p>0.368703</text:p>
            <text:p>-0.102089</text:p>
          </table:table-cell>
          <table:table-cell office:value-type="float" office:value="0.314456">
            <text:p>0.314456</text:p>
          </table:table-cell>
          <table:table-cell office:value-type="string">
            <text:p>-0.461738</text:p>
            <text:p>0.297434</text:p>
            <text:p>-0.11308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">
            <text:p>2</text:p>
          </table:table-cell>
          <table:table-cell office:value-type="string">
            <text:p>Best Fitness:</text:p>
          </table:table-cell>
          <table:table-cell office:value-type="float" office:value="0.314959">
            <text:p>0.314959</text:p>
          </table:table-cell>
          <table:table-cell office:value-type="string">
            <text:p>Best Vector:</text:p>
          </table:table-cell>
          <table:table-cell office:value-type="string">
            <text:p>-0.041406</text:p>
            <text:p>0.231121</text:p>
            <text:p>-0.509733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.484163">
            <text:p>22.484163</text:p>
          </table:table-cell>
          <table:table-cell office:value-type="float" office:value="51.876565">
            <text:p>51.876565</text:p>
          </table:table-cell>
          <table:table-cell office:value-type="string">
            <text:p>4.968917</text:p>
            <text:p>4.696373</text:p>
            <text:p>2.265062</text:p>
          </table:table-cell>
          <table:table-cell office:value-type="float" office:value="1.75516">
            <text:p>1.75516</text:p>
          </table:table-cell>
          <table:table-cell office:value-type="string">
            <text:p>-0.091479</text:p>
            <text:p>-0.782386</text:p>
            <text:p>1.065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090846">
            <text:p>1.090846</text:p>
          </table:table-cell>
          <table:table-cell office:value-type="float" office:value="1.819143">
            <text:p>1.819143</text:p>
          </table:table-cell>
          <table:table-cell office:value-type="string">
            <text:p>0.857379</text:p>
            <text:p>0.609444</text:p>
            <text:p>-0.844169</text:p>
          </table:table-cell>
          <table:table-cell office:value-type="float" office:value="0.680155">
            <text:p>0.680155</text:p>
          </table:table-cell>
          <table:table-cell office:value-type="string">
            <text:p>-0.057290</text:p>
            <text:p>0.416740</text:p>
            <text:p>-0.7093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46801">
            <text:p>0.746801</text:p>
          </table:table-cell>
          <table:table-cell office:value-type="float" office:value="0.983396">
            <text:p>0.983396</text:p>
          </table:table-cell>
          <table:table-cell office:value-type="string">
            <text:p>-0.023481</text:p>
            <text:p>0.623936</text:p>
            <text:p>-0.770421</text:p>
          </table:table-cell>
          <table:table-cell office:value-type="float" office:value="0.5102">
            <text:p>0.5102</text:p>
          </table:table-cell>
          <table:table-cell office:value-type="string">
            <text:p>-0.064912</text:p>
            <text:p>0.322425</text:p>
            <text:p>-0.6340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48151">
            <text:p>0.648151</text:p>
          </table:table-cell>
          <table:table-cell office:value-type="float" office:value="0.830274">
            <text:p>0.830274</text:p>
          </table:table-cell>
          <table:table-cell office:value-type="string">
            <text:p>-0.056406</text:p>
            <text:p>0.475701</text:p>
            <text:p>-0.775114</text:p>
          </table:table-cell>
          <table:table-cell office:value-type="float" office:value="0.472381">
            <text:p>0.472381</text:p>
          </table:table-cell>
          <table:table-cell office:value-type="string">
            <text:p>-0.000019</text:p>
            <text:p>0.322425</text:p>
            <text:p>-0.60697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11152">
            <text:p>0.511152</text:p>
          </table:table-cell>
          <table:table-cell office:value-type="float" office:value="0.686702">
            <text:p>0.686702</text:p>
          </table:table-cell>
          <table:table-cell office:value-type="string">
            <text:p>-0.019009</text:p>
            <text:p>0.413805</text:p>
            <text:p>-0.717709</text:p>
          </table:table-cell>
          <table:table-cell office:value-type="float" office:value="0.423717">
            <text:p>0.423717</text:p>
          </table:table-cell>
          <table:table-cell office:value-type="string">
            <text:p>0.045184</text:p>
            <text:p>0.269340</text:p>
            <text:p>-0.5908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3282">
            <text:p>0.43282</text:p>
          </table:table-cell>
          <table:table-cell office:value-type="float" office:value="0.658635">
            <text:p>0.658635</text:p>
          </table:table-cell>
          <table:table-cell office:value-type="string">
            <text:p>-0.034186</text:p>
            <text:p>0.416740</text:p>
            <text:p>-0.695553</text:p>
          </table:table-cell>
          <table:table-cell office:value-type="float" office:value="0.314959">
            <text:p>0.314959</text:p>
          </table:table-cell>
          <table:table-cell office:value-type="string">
            <text:p>-0.041406</text:p>
            <text:p>0.231121</text:p>
            <text:p>-0.50973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2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145">
            <text:p>145</text:p>
          </table:table-cell>
          <table:table-cell office:value-type="string">
            <text:p>Best Fitness:</text:p>
          </table:table-cell>
          <table:table-cell office:value-type="float" office:value="0.619523">
            <text:p>0.619523</text:p>
          </table:table-cell>
          <table:table-cell office:value-type="string">
            <text:p>Best Vector:</text:p>
          </table:table-cell>
          <table:table-cell office:value-type="string">
            <text:p>-0.322252</text:p>
            <text:p>-0.138817</text:p>
            <text:p>0.704561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.007498">
            <text:p>23.007498</text:p>
          </table:table-cell>
          <table:table-cell office:value-type="float" office:value="61.025256">
            <text:p>61.025256</text:p>
          </table:table-cell>
          <table:table-cell office:value-type="string">
            <text:p>4.365135</text:p>
            <text:p>4.156151</text:p>
            <text:p>4.969634</text:p>
          </table:table-cell>
          <table:table-cell office:value-type="float" office:value="1.225882">
            <text:p>1.225882</text:p>
          </table:table-cell>
          <table:table-cell office:value-type="string">
            <text:p>-0.975227</text:p>
            <text:p>-0.337582</text:p>
            <text:p>0.4010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823916">
            <text:p>1.823916</text:p>
          </table:table-cell>
          <table:table-cell office:value-type="float" office:value="2.889887">
            <text:p>2.889887</text:p>
          </table:table-cell>
          <table:table-cell office:value-type="string">
            <text:p>0.864160</text:p>
            <text:p>1.460556</text:p>
            <text:p>0.099448</text:p>
          </table:table-cell>
          <table:table-cell office:value-type="float" office:value="0.619523">
            <text:p>0.619523</text:p>
          </table:table-cell>
          <table:table-cell office:value-type="string">
            <text:p>-0.322252</text:p>
            <text:p>-0.138817</text:p>
            <text:p>0.7045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547605">
            <text:p>1.547605</text:p>
          </table:table-cell>
          <table:table-cell office:value-type="float" office:value="1.738227">
            <text:p>1.738227</text:p>
          </table:table-cell>
          <table:table-cell office:value-type="string">
            <text:p>0.299335</text:p>
            <text:p>-0.894615</text:p>
            <text:p>0.921027</text:p>
          </table:table-cell>
          <table:table-cell office:value-type="float" office:value="1.400612">
            <text:p>1.400612</text:p>
          </table:table-cell>
          <table:table-cell office:value-type="string">
            <text:p>-0.308386</text:p>
            <text:p>-0.857818</text:p>
            <text:p>0.7547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5078">
            <text:p>1.5078</text:p>
          </table:table-cell>
          <table:table-cell office:value-type="float" office:value="1.697324">
            <text:p>1.697324</text:p>
          </table:table-cell>
          <table:table-cell office:value-type="string">
            <text:p>-0.283575</text:p>
            <text:p>-0.904247</text:p>
            <text:p>0.894006</text:p>
          </table:table-cell>
          <table:table-cell office:value-type="float" office:value="1.322013">
            <text:p>1.322013</text:p>
          </table:table-cell>
          <table:table-cell office:value-type="string">
            <text:p>-0.283575</text:p>
            <text:p>-0.738283</text:p>
            <text:p>0.83458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543678">
            <text:p>1.543678</text:p>
          </table:table-cell>
          <table:table-cell office:value-type="float" office:value="1.848125">
            <text:p>1.848125</text:p>
          </table:table-cell>
          <table:table-cell office:value-type="string">
            <text:p>-0.259657</text:p>
            <text:p>-0.946669</text:p>
            <text:p>0.940490</text:p>
          </table:table-cell>
          <table:table-cell office:value-type="float" office:value="1.290088">
            <text:p>1.290088</text:p>
          </table:table-cell>
          <table:table-cell office:value-type="string">
            <text:p>-0.265619</text:p>
            <text:p>-0.793920</text:p>
            <text:p>0.7676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410813">
            <text:p>1.410813</text:p>
          </table:table-cell>
          <table:table-cell office:value-type="float" office:value="1.753464">
            <text:p>1.753464</text:p>
          </table:table-cell>
          <table:table-cell office:value-type="string">
            <text:p>0.310666</text:p>
            <text:p>-0.919612</text:p>
            <text:p>0.900702</text:p>
          </table:table-cell>
          <table:table-cell office:value-type="float" office:value="1.19303">
            <text:p>1.19303</text:p>
          </table:table-cell>
          <table:table-cell office:value-type="string">
            <text:p>0.314971</text:p>
            <text:p>-0.775376</text:p>
            <text:p>0.70186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3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45">
            <text:p>245</text:p>
          </table:table-cell>
          <table:table-cell office:value-type="string">
            <text:p>Best Fitness:</text:p>
          </table:table-cell>
          <table:table-cell office:value-type="float" office:value="1.649689">
            <text:p>1.649689</text:p>
          </table:table-cell>
          <table:table-cell office:value-type="string">
            <text:p>Best Vector:</text:p>
          </table:table-cell>
          <table:table-cell office:value-type="string">
            <text:p>-0.525059</text:p>
            <text:p>0.773408</text:p>
            <text:p>0.880819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.361265">
            <text:p>22.361265</text:p>
          </table:table-cell>
          <table:table-cell office:value-type="float" office:value="55.010277">
            <text:p>55.010277</text:p>
          </table:table-cell>
          <table:table-cell office:value-type="string">
            <text:p>4.574889</text:p>
            <text:p>3.757545</text:p>
            <text:p>4.467832</text:p>
          </table:table-cell>
          <table:table-cell office:value-type="float" office:value="2.230478">
            <text:p>2.230478</text:p>
          </table:table-cell>
          <table:table-cell office:value-type="string">
            <text:p>1.304180</text:p>
            <text:p>-0.677599</text:p>
            <text:p>-0.2654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557217">
            <text:p>3.557217</text:p>
          </table:table-cell>
          <table:table-cell office:value-type="float" office:value="7.008295">
            <text:p>7.008295</text:p>
          </table:table-cell>
          <table:table-cell office:value-type="string">
            <text:p>1.903014</text:p>
            <text:p>1.696427</text:p>
            <text:p>0.713419</text:p>
          </table:table-cell>
          <table:table-cell office:value-type="float" office:value="1.894127">
            <text:p>1.894127</text:p>
          </table:table-cell>
          <table:table-cell office:value-type="string">
            <text:p>-0.637122</text:p>
            <text:p>0.801120</text:p>
            <text:p>0.9200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084087">
            <text:p>2.084087</text:p>
          </table:table-cell>
          <table:table-cell office:value-type="float" office:value="2.848537">
            <text:p>2.848537</text:p>
          </table:table-cell>
          <table:table-cell office:value-type="string">
            <text:p>-0.719612</text:p>
            <text:p>1.143286</text:p>
            <text:p>1.011728</text:p>
          </table:table-cell>
          <table:table-cell office:value-type="float" office:value="1.753441">
            <text:p>1.753441</text:p>
          </table:table-cell>
          <table:table-cell office:value-type="string">
            <text:p>-0.609058</text:p>
            <text:p>0.736302</text:p>
            <text:p>0.9167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982635">
            <text:p>1.982635</text:p>
          </table:table-cell>
          <table:table-cell office:value-type="float" office:value="2.38077">
            <text:p>2.38077</text:p>
          </table:table-cell>
          <table:table-cell office:value-type="string">
            <text:p>-0.644569</text:p>
            <text:p>0.934754</text:p>
            <text:p>1.044766</text:p>
          </table:table-cell>
          <table:table-cell office:value-type="float" office:value="1.754457">
            <text:p>1.754457</text:p>
          </table:table-cell>
          <table:table-cell office:value-type="string">
            <text:p>-0.539937</text:p>
            <text:p>0.789035</text:p>
            <text:p>0.91670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979015">
            <text:p>1.979015</text:p>
          </table:table-cell>
          <table:table-cell office:value-type="float" office:value="2.522121">
            <text:p>2.522121</text:p>
          </table:table-cell>
          <table:table-cell office:value-type="string">
            <text:p>-0.709841</text:p>
            <text:p>0.942065</text:p>
            <text:p>1.063372</text:p>
          </table:table-cell>
          <table:table-cell office:value-type="float" office:value="1.733926">
            <text:p>1.733926</text:p>
          </table:table-cell>
          <table:table-cell office:value-type="string">
            <text:p>-0.577279</text:p>
            <text:p>0.748550</text:p>
            <text:p>0.9167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837527">
            <text:p>1.837527</text:p>
          </table:table-cell>
          <table:table-cell office:value-type="float" office:value="2.415009">
            <text:p>2.415009</text:p>
          </table:table-cell>
          <table:table-cell office:value-type="string">
            <text:p>-0.629367</text:p>
            <text:p>0.894176</text:p>
            <text:p>1.104244</text:p>
          </table:table-cell>
          <table:table-cell office:value-type="float" office:value="1.649689">
            <text:p>1.649689</text:p>
          </table:table-cell>
          <table:table-cell office:value-type="string">
            <text:p>-0.525059</text:p>
            <text:p>0.773408</text:p>
            <text:p>0.88081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4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723">
            <text:p>723</text:p>
          </table:table-cell>
          <table:table-cell office:value-type="string">
            <text:p>Best Fitness:</text:p>
          </table:table-cell>
          <table:table-cell office:value-type="float" office:value="0.000007">
            <text:p>0.000007</text:p>
          </table:table-cell>
          <table:table-cell office:value-type="string">
            <text:p>Best Vector:</text:p>
          </table:table-cell>
          <table:table-cell office:value-type="string">
            <text:p>-0.002474</text:p>
            <text:p>-0.001046</text:p>
            <text:p>0.000013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.150546">
            <text:p>23.150546</text:p>
          </table:table-cell>
          <table:table-cell office:value-type="float" office:value="51.535937">
            <text:p>51.535937</text:p>
          </table:table-cell>
          <table:table-cell office:value-type="string">
            <text:p>3.979796</text:p>
            <text:p>4.252715</text:p>
            <text:p>4.196614</text:p>
          </table:table-cell>
          <table:table-cell office:value-type="float" office:value="0.380255">
            <text:p>0.380255</text:p>
          </table:table-cell>
          <table:table-cell office:value-type="string">
            <text:p>-0.080137</text:p>
            <text:p>0.583589</text:p>
            <text:p>-0.1823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191026">
            <text:p>1.191026</text:p>
          </table:table-cell>
          <table:table-cell office:value-type="float" office:value="3.086813">
            <text:p>3.086813</text:p>
          </table:table-cell>
          <table:table-cell office:value-type="string">
            <text:p>1.734803</text:p>
            <text:p>0.226390</text:p>
            <text:p>0.161308</text:p>
          </table:table-cell>
          <table:table-cell office:value-type="float" office:value="0.137221">
            <text:p>0.137221</text:p>
          </table:table-cell>
          <table:table-cell office:value-type="string">
            <text:p>0.179854</text:p>
            <text:p>0.280809</text:p>
            <text:p>0.1613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28199">
            <text:p>0.128199</text:p>
          </table:table-cell>
          <table:table-cell office:value-type="float" office:value="0.234769">
            <text:p>0.234769</text:p>
          </table:table-cell>
          <table:table-cell office:value-type="string">
            <text:p>-0.405038</text:p>
            <text:p>0.249339</text:p>
            <text:p>0.092426</text:p>
          </table:table-cell>
          <table:table-cell office:value-type="float" office:value="0.069259">
            <text:p>0.069259</text:p>
          </table:table-cell>
          <table:table-cell office:value-type="string">
            <text:p>0.137869</text:p>
            <text:p>0.147743</text:p>
            <text:p>0.1685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79686">
            <text:p>0.079686</text:p>
          </table:table-cell>
          <table:table-cell office:value-type="float" office:value="0.127011">
            <text:p>0.127011</text:p>
          </table:table-cell>
          <table:table-cell office:value-type="string">
            <text:p>0.236025</text:p>
            <text:p>0.212799</text:p>
            <text:p>0.161308</text:p>
          </table:table-cell>
          <table:table-cell office:value-type="float" office:value="0.046033">
            <text:p>0.046033</text:p>
          </table:table-cell>
          <table:table-cell office:value-type="string">
            <text:p>0.117260</text:p>
            <text:p>0.130771</text:p>
            <text:p>0.12321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34113">
            <text:p>0.034113</text:p>
          </table:table-cell>
          <table:table-cell office:value-type="float" office:value="0.088467">
            <text:p>0.088467</text:p>
          </table:table-cell>
          <table:table-cell office:value-type="string">
            <text:p>0.236700</text:p>
            <text:p>0.130771</text:p>
            <text:p>0.123850</text:p>
          </table:table-cell>
          <table:table-cell office:value-type="float" office:value="0.012638">
            <text:p>0.012638</text:p>
          </table:table-cell>
          <table:table-cell office:value-type="string">
            <text:p>0.018309</text:p>
            <text:p>0.089227</text:p>
            <text:p>0.0658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698">
            <text:p>0.00698</text:p>
          </table:table-cell>
          <table:table-cell office:value-type="float" office:value="0.025255">
            <text:p>0.025255</text:p>
          </table:table-cell>
          <table:table-cell office:value-type="string">
            <text:p>-0.103014</text:p>
            <text:p>0.058337</text:p>
            <text:p>0.106017</text:p>
          </table:table-cell>
          <table:table-cell office:value-type="float" office:value="0.000007">
            <text:p>0.000007</text:p>
          </table:table-cell>
          <table:table-cell office:value-type="string">
            <text:p>-0.002474</text:p>
            <text:p>-0.001046</text:p>
            <text:p>0.00001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5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46">
            <text:p>46</text:p>
          </table:table-cell>
          <table:table-cell office:value-type="string">
            <text:p>Best Fitness:</text:p>
          </table:table-cell>
          <table:table-cell office:value-type="float" office:value="0.061703">
            <text:p>0.061703</text:p>
          </table:table-cell>
          <table:table-cell office:value-type="string">
            <text:p>Best Vector:</text:p>
          </table:table-cell>
          <table:table-cell office:value-type="string">
            <text:p>0.025231</text:p>
            <text:p>-0.121278</text:p>
            <text:p>0.215309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.961491">
            <text:p>19.961491</text:p>
          </table:table-cell>
          <table:table-cell office:value-type="float" office:value="50.448594">
            <text:p>50.448594</text:p>
          </table:table-cell>
          <table:table-cell office:value-type="string">
            <text:p>3.349347</text:p>
            <text:p>4.385717</text:p>
            <text:p>4.471683</text:p>
          </table:table-cell>
          <table:table-cell office:value-type="float" office:value="0.384993">
            <text:p>0.384993</text:p>
          </table:table-cell>
          <table:table-cell office:value-type="string">
            <text:p>0.221910</text:p>
            <text:p>-0.310925</text:p>
            <text:p>0.4889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201242">
            <text:p>1.201242</text:p>
          </table:table-cell>
          <table:table-cell office:value-type="float" office:value="5.033616">
            <text:p>5.033616</text:p>
          </table:table-cell>
          <table:table-cell office:value-type="string">
            <text:p>1.193506</text:p>
            <text:p>1.793651</text:p>
            <text:p>-0.626079</text:p>
          </table:table-cell>
          <table:table-cell office:value-type="float" office:value="0.199404">
            <text:p>0.199404</text:p>
          </table:table-cell>
          <table:table-cell office:value-type="string">
            <text:p>-0.036734</text:p>
            <text:p>-0.207314</text:p>
            <text:p>0.3937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77583">
            <text:p>0.277583</text:p>
          </table:table-cell>
          <table:table-cell office:value-type="float" office:value="0.339408">
            <text:p>0.339408</text:p>
          </table:table-cell>
          <table:table-cell office:value-type="string">
            <text:p>0.113380</text:p>
            <text:p>-0.336482</text:p>
            <text:p>0.461880</text:p>
          </table:table-cell>
          <table:table-cell office:value-type="float" office:value="0.157572">
            <text:p>0.157572</text:p>
          </table:table-cell>
          <table:table-cell office:value-type="string">
            <text:p>0.044301</text:p>
            <text:p>-0.207322</text:p>
            <text:p>0.3355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15572">
            <text:p>0.215572</text:p>
          </table:table-cell>
          <table:table-cell office:value-type="float" office:value="0.288707">
            <text:p>0.288707</text:p>
          </table:table-cell>
          <table:table-cell office:value-type="string">
            <text:p>0.140550</text:p>
            <text:p>-0.324542</text:p>
            <text:p>0.404506</text:p>
          </table:table-cell>
          <table:table-cell office:value-type="float" office:value="0.146383">
            <text:p>0.146383</text:p>
          </table:table-cell>
          <table:table-cell office:value-type="string">
            <text:p>-0.029614</text:p>
            <text:p>-0.181326</text:p>
            <text:p>0.33559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60075">
            <text:p>0.160075</text:p>
          </table:table-cell>
          <table:table-cell office:value-type="float" office:value="0.227653">
            <text:p>0.227653</text:p>
          </table:table-cell>
          <table:table-cell office:value-type="string">
            <text:p>0.122631</text:p>
            <text:p>-0.269197</text:p>
            <text:p>0.374363</text:p>
          </table:table-cell>
          <table:table-cell office:value-type="float" office:value="0.099621">
            <text:p>0.099621</text:p>
          </table:table-cell>
          <table:table-cell office:value-type="string">
            <text:p>0.069365</text:p>
            <text:p>-0.169673</text:p>
            <text:p>0.2569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11136">
            <text:p>0.111136</text:p>
          </table:table-cell>
          <table:table-cell office:value-type="float" office:value="0.158975">
            <text:p>0.158975</text:p>
          </table:table-cell>
          <table:table-cell office:value-type="string">
            <text:p>0.098399</text:p>
            <text:p>-0.191484</text:p>
            <text:p>0.335599</text:p>
          </table:table-cell>
          <table:table-cell office:value-type="float" office:value="0.061703">
            <text:p>0.061703</text:p>
          </table:table-cell>
          <table:table-cell office:value-type="string">
            <text:p>0.025231</text:p>
            <text:p>-0.121278</text:p>
            <text:p>0.21530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6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123">
            <text:p>123</text:p>
          </table:table-cell>
          <table:table-cell office:value-type="string">
            <text:p>Best Fitness:</text:p>
          </table:table-cell>
          <table:table-cell office:value-type="float" office:value="0.183858">
            <text:p>0.183858</text:p>
          </table:table-cell>
          <table:table-cell office:value-type="string">
            <text:p>Best Vector:</text:p>
          </table:table-cell>
          <table:table-cell office:value-type="string">
            <text:p>-0.007897</text:p>
            <text:p>-0.414524</text:p>
            <text:p>-0.109385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.392936">
            <text:p>18.392936</text:p>
          </table:table-cell>
          <table:table-cell office:value-type="float" office:value="55.424848">
            <text:p>55.424848</text:p>
          </table:table-cell>
          <table:table-cell office:value-type="string">
            <text:p>2.832805</text:p>
            <text:p>4.950759</text:p>
            <text:p>4.784355</text:p>
          </table:table-cell>
          <table:table-cell office:value-type="float" office:value="1.55211">
            <text:p>1.55211</text:p>
          </table:table-cell>
          <table:table-cell office:value-type="string">
            <text:p>0.159062</text:p>
            <text:p>0.538174</text:p>
            <text:p>1.1122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38839">
            <text:p>0.938839</text:p>
          </table:table-cell>
          <table:table-cell office:value-type="float" office:value="2.409425">
            <text:p>2.409425</text:p>
          </table:table-cell>
          <table:table-cell office:value-type="string">
            <text:p>-0.912791</text:p>
            <text:p>0.582289</text:p>
            <text:p>1.112285</text:p>
          </table:table-cell>
          <table:table-cell office:value-type="float" office:value="0.362601">
            <text:p>0.362601</text:p>
          </table:table-cell>
          <table:table-cell office:value-type="string">
            <text:p>-0.038193</text:p>
            <text:p>-0.586645</text:p>
            <text:p>-0.1303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31659">
            <text:p>0.431659</text:p>
          </table:table-cell>
          <table:table-cell office:value-type="float" office:value="0.603459">
            <text:p>0.603459</text:p>
          </table:table-cell>
          <table:table-cell office:value-type="string">
            <text:p>-0.093492</text:p>
            <text:p>-0.748931</text:p>
            <text:p>-0.183905</text:p>
          </table:table-cell>
          <table:table-cell office:value-type="float" office:value="0.30192">
            <text:p>0.30192</text:p>
          </table:table-cell>
          <table:table-cell office:value-type="string">
            <text:p>-0.022406</text:p>
            <text:p>-0.531203</text:p>
            <text:p>-0.1387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93246">
            <text:p>0.393246</text:p>
          </table:table-cell>
          <table:table-cell office:value-type="float" office:value="0.502188">
            <text:p>0.502188</text:p>
          </table:table-cell>
          <table:table-cell office:value-type="string">
            <text:p>0.039036</text:p>
            <text:p>-0.654882</text:p>
            <text:p>-0.267943</text:p>
          </table:table-cell>
          <table:table-cell office:value-type="float" office:value="0.231292">
            <text:p>0.231292</text:p>
          </table:table-cell>
          <table:table-cell office:value-type="string">
            <text:p>-0.022406</text:p>
            <text:p>-0.474679</text:p>
            <text:p>-0.07395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48593">
            <text:p>0.348593</text:p>
          </table:table-cell>
          <table:table-cell office:value-type="float" office:value="0.4601">
            <text:p>0.4601</text:p>
          </table:table-cell>
          <table:table-cell office:value-type="string">
            <text:p>0.092349</text:p>
            <text:p>-0.661302</text:p>
            <text:p>-0.119378</text:p>
          </table:table-cell>
          <table:table-cell office:value-type="float" office:value="0.230486">
            <text:p>0.230486</text:p>
          </table:table-cell>
          <table:table-cell office:value-type="string">
            <text:p>-0.021112</text:p>
            <text:p>-0.473888</text:p>
            <text:p>-0.0739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63259">
            <text:p>0.263259</text:p>
          </table:table-cell>
          <table:table-cell office:value-type="float" office:value="0.351846">
            <text:p>0.351846</text:p>
          </table:table-cell>
          <table:table-cell office:value-type="string">
            <text:p>-0.092700</text:p>
            <text:p>-0.566215</text:p>
            <text:p>-0.150510</text:p>
          </table:table-cell>
          <table:table-cell office:value-type="float" office:value="0.183858">
            <text:p>0.183858</text:p>
          </table:table-cell>
          <table:table-cell office:value-type="string">
            <text:p>-0.007897</text:p>
            <text:p>-0.414524</text:p>
            <text:p>-0.10938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7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823">
            <text:p>823</text:p>
          </table:table-cell>
          <table:table-cell office:value-type="string">
            <text:p>Best Fitness:</text:p>
          </table:table-cell>
          <table:table-cell office:value-type="float" office:value="0.014568">
            <text:p>0.014568</text:p>
          </table:table-cell>
          <table:table-cell office:value-type="string">
            <text:p>Best Vector:</text:p>
          </table:table-cell>
          <table:table-cell office:value-type="string">
            <text:p>0.046340</text:p>
            <text:p>0.015666</text:p>
            <text:p>-0.110339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.127806">
            <text:p>23.127806</text:p>
          </table:table-cell>
          <table:table-cell office:value-type="float" office:value="63.378288">
            <text:p>63.378288</text:p>
          </table:table-cell>
          <table:table-cell office:value-type="string">
            <text:p>4.668000</text:p>
            <text:p>4.198689</text:p>
            <text:p>4.894801</text:p>
          </table:table-cell>
          <table:table-cell office:value-type="float" office:value="0.213141">
            <text:p>0.213141</text:p>
          </table:table-cell>
          <table:table-cell office:value-type="string">
            <text:p>0.053359</text:p>
            <text:p>-0.198372</text:p>
            <text:p>-0.4134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43845">
            <text:p>0.543845</text:p>
          </table:table-cell>
          <table:table-cell office:value-type="float" office:value="1.761225">
            <text:p>1.761225</text:p>
          </table:table-cell>
          <table:table-cell office:value-type="string">
            <text:p>-0.479619</text:p>
            <text:p>0.253623</text:p>
            <text:p>1.211142</text:p>
          </table:table-cell>
          <table:table-cell office:value-type="float" office:value="0.117549">
            <text:p>0.117549</text:p>
          </table:table-cell>
          <table:table-cell office:value-type="string">
            <text:p>0.003282</text:p>
            <text:p>0.020654</text:p>
            <text:p>-0.3422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24588">
            <text:p>0.124588</text:p>
          </table:table-cell>
          <table:table-cell office:value-type="float" office:value="0.204106">
            <text:p>0.204106</text:p>
          </table:table-cell>
          <table:table-cell office:value-type="string">
            <text:p>0.007264</text:p>
            <text:p>0.063411</text:p>
            <text:p>-0.447250</text:p>
          </table:table-cell>
          <table:table-cell office:value-type="float" office:value="0.089553">
            <text:p>0.089553</text:p>
          </table:table-cell>
          <table:table-cell office:value-type="string">
            <text:p>-0.057390</text:p>
            <text:p>0.056510</text:p>
            <text:p>-0.2882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01499">
            <text:p>0.101499</text:p>
          </table:table-cell>
          <table:table-cell office:value-type="float" office:value="0.138357">
            <text:p>0.138357</text:p>
          </table:table-cell>
          <table:table-cell office:value-type="string">
            <text:p>0.033811</text:p>
            <text:p>-0.011572</text:p>
            <text:p>-0.370243</text:p>
          </table:table-cell>
          <table:table-cell office:value-type="float" office:value="0.051398">
            <text:p>0.051398</text:p>
          </table:table-cell>
          <table:table-cell office:value-type="string">
            <text:p>0.007897</text:p>
            <text:p>-0.011572</text:p>
            <text:p>-0.22627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60736">
            <text:p>0.060736</text:p>
          </table:table-cell>
          <table:table-cell office:value-type="float" office:value="0.092741">
            <text:p>0.092741</text:p>
          </table:table-cell>
          <table:table-cell office:value-type="string">
            <text:p>-0.020109</text:p>
            <text:p>0.018798</text:p>
            <text:p>-0.303288</text:p>
          </table:table-cell>
          <table:table-cell office:value-type="float" office:value="0.038791">
            <text:p>0.038791</text:p>
          </table:table-cell>
          <table:table-cell office:value-type="string">
            <text:p>-0.037949</text:p>
            <text:p>0.048868</text:p>
            <text:p>-0.1869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43033">
            <text:p>0.043033</text:p>
          </table:table-cell>
          <table:table-cell office:value-type="float" office:value="0.099465">
            <text:p>0.099465</text:p>
          </table:table-cell>
          <table:table-cell office:value-type="string">
            <text:p>-0.037935</text:p>
            <text:p>0.110084</text:p>
            <text:p>-0.293100</text:p>
          </table:table-cell>
          <table:table-cell office:value-type="float" office:value="0.014568">
            <text:p>0.014568</text:p>
          </table:table-cell>
          <table:table-cell office:value-type="string">
            <text:p>0.046340</text:p>
            <text:p>0.015666</text:p>
            <text:p>-0.11033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8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711">
            <text:p>711</text:p>
          </table:table-cell>
          <table:table-cell office:value-type="string">
            <text:p>Best Fitness:</text:p>
          </table:table-cell>
          <table:table-cell office:value-type="float" office:value="0.000103">
            <text:p>0.000103</text:p>
          </table:table-cell>
          <table:table-cell office:value-type="string">
            <text:p>Best Vector:</text:p>
          </table:table-cell>
          <table:table-cell office:value-type="string">
            <text:p>-0.003139</text:p>
            <text:p>0.003714</text:p>
            <text:p>0.008933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.762474">
            <text:p>19.762474</text:p>
          </table:table-cell>
          <table:table-cell office:value-type="float" office:value="41.999359">
            <text:p>41.999359</text:p>
          </table:table-cell>
          <table:table-cell office:value-type="string">
            <text:p>4.525810</text:p>
            <text:p>1.869482</text:p>
            <text:p>4.245166</text:p>
          </table:table-cell>
          <table:table-cell office:value-type="float" office:value="1.678818">
            <text:p>1.678818</text:p>
          </table:table-cell>
          <table:table-cell office:value-type="string">
            <text:p>-0.419092</text:p>
            <text:p>-0.736612</text:p>
            <text:p>-0.9800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529421">
            <text:p>1.529421</text:p>
          </table:table-cell>
          <table:table-cell office:value-type="float" office:value="2.710319">
            <text:p>2.710319</text:p>
          </table:table-cell>
          <table:table-cell office:value-type="string">
            <text:p>-0.977024</text:p>
            <text:p>-0.024621</text:p>
            <text:p>1.324816</text:p>
          </table:table-cell>
          <table:table-cell office:value-type="float" office:value="0.024482">
            <text:p>0.024482</text:p>
          </table:table-cell>
          <table:table-cell office:value-type="string">
            <text:p>0.014160</text:p>
            <text:p>0.142655</text:p>
            <text:p>0.062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34728">
            <text:p>0.034728</text:p>
          </table:table-cell>
          <table:table-cell office:value-type="float" office:value="0.077445">
            <text:p>0.077445</text:p>
          </table:table-cell>
          <table:table-cell office:value-type="string">
            <text:p>0.149288</text:p>
            <text:p>0.159341</text:p>
            <text:p>0.172535</text:p>
          </table:table-cell>
          <table:table-cell office:value-type="float" office:value="0.013027">
            <text:p>0.013027</text:p>
          </table:table-cell>
          <table:table-cell office:value-type="string">
            <text:p>0.055227</text:p>
            <text:p>0.071619</text:p>
            <text:p>0.0696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10604">
            <text:p>0.010604</text:p>
          </table:table-cell>
          <table:table-cell office:value-type="float" office:value="0.022774">
            <text:p>0.022774</text:p>
          </table:table-cell>
          <table:table-cell office:value-type="string">
            <text:p>-0.053841</text:p>
            <text:p>0.071619</text:p>
            <text:p>0.121432</text:p>
          </table:table-cell>
          <table:table-cell office:value-type="float" office:value="0.004929">
            <text:p>0.004929</text:p>
          </table:table-cell>
          <table:table-cell office:value-type="string">
            <text:p>0.000385</text:p>
            <text:p>-0.009047</text:p>
            <text:p>0.06962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4213">
            <text:p>0.004213</text:p>
          </table:table-cell>
          <table:table-cell office:value-type="float" office:value="0.015098">
            <text:p>0.015098</text:p>
          </table:table-cell>
          <table:table-cell office:value-type="string">
            <text:p>-0.008660</text:p>
            <text:p>0.039397</text:p>
            <text:p>0.116062</text:p>
          </table:table-cell>
          <table:table-cell office:value-type="float" office:value="0.000291">
            <text:p>0.000291</text:p>
          </table:table-cell>
          <table:table-cell office:value-type="string">
            <text:p>0.014062</text:p>
            <text:p>0.003714</text:p>
            <text:p>0.0089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135">
            <text:p>0.001135</text:p>
          </table:table-cell>
          <table:table-cell office:value-type="float" office:value="0.006348">
            <text:p>0.006348</text:p>
          </table:table-cell>
          <table:table-cell office:value-type="string">
            <text:p>-0.079083</text:p>
            <text:p>0.003714</text:p>
            <text:p>0.008933</text:p>
          </table:table-cell>
          <table:table-cell office:value-type="float" office:value="0.000103">
            <text:p>0.000103</text:p>
          </table:table-cell>
          <table:table-cell office:value-type="string">
            <text:p>-0.003139</text:p>
            <text:p>0.003714</text:p>
            <text:p>0.00893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19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911">
            <text:p>911</text:p>
          </table:table-cell>
          <table:table-cell office:value-type="string">
            <text:p>Best Fitness:</text:p>
          </table:table-cell>
          <table:table-cell office:value-type="float" office:value="0.129878">
            <text:p>0.129878</text:p>
          </table:table-cell>
          <table:table-cell office:value-type="string">
            <text:p>Best Vector:</text:p>
          </table:table-cell>
          <table:table-cell office:value-type="string">
            <text:p>0.145689</text:p>
            <text:p>-0.244108</text:p>
            <text:p>0.221503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.681766">
            <text:p>18.681766</text:p>
          </table:table-cell>
          <table:table-cell office:value-type="float" office:value="44.41229">
            <text:p>44.41229</text:p>
          </table:table-cell>
          <table:table-cell office:value-type="string">
            <text:p>4.385940</text:p>
            <text:p>2.308120</text:p>
            <text:p>4.455155</text:p>
          </table:table-cell>
          <table:table-cell office:value-type="float" office:value="1.041654">
            <text:p>1.041654</text:p>
          </table:table-cell>
          <table:table-cell office:value-type="string">
            <text:p>0.786436</text:p>
            <text:p>-0.320353</text:p>
            <text:p>0.5661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1166">
            <text:p>0.61166</text:p>
          </table:table-cell>
          <table:table-cell office:value-type="float" office:value="1.945137">
            <text:p>1.945137</text:p>
          </table:table-cell>
          <table:table-cell office:value-type="string">
            <text:p>0.333004</text:p>
            <text:p>0.286426</text:p>
            <text:p>1.323709</text:p>
          </table:table-cell>
          <table:table-cell office:value-type="float" office:value="0.420977">
            <text:p>0.420977</text:p>
          </table:table-cell>
          <table:table-cell office:value-type="string">
            <text:p>0.237631</text:p>
            <text:p>-0.311617</text:p>
            <text:p>0.5171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44482">
            <text:p>0.444482</text:p>
          </table:table-cell>
          <table:table-cell office:value-type="float" office:value="0.54363">
            <text:p>0.54363</text:p>
          </table:table-cell>
          <table:table-cell office:value-type="string">
            <text:p>0.319996</text:p>
            <text:p>-0.283270</text:p>
            <text:p>0.600825</text:p>
          </table:table-cell>
          <table:table-cell office:value-type="float" office:value="0.372879">
            <text:p>0.372879</text:p>
          </table:table-cell>
          <table:table-cell office:value-type="string">
            <text:p>0.282797</text:p>
            <text:p>-0.185304</text:p>
            <text:p>0.5084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91629">
            <text:p>0.391629</text:p>
          </table:table-cell>
          <table:table-cell office:value-type="float" office:value="0.556737">
            <text:p>0.556737</text:p>
          </table:table-cell>
          <table:table-cell office:value-type="string">
            <text:p>0.346890</text:p>
            <text:p>-0.344869</text:p>
            <text:p>0.563445</text:p>
          </table:table-cell>
          <table:table-cell office:value-type="float" office:value="0.25583">
            <text:p>0.25583</text:p>
          </table:table-cell>
          <table:table-cell office:value-type="string">
            <text:p>0.145689</text:p>
            <text:p>-0.230614</text:p>
            <text:p>0.42593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95525">
            <text:p>0.295525</text:p>
          </table:table-cell>
          <table:table-cell office:value-type="float" office:value="0.394608">
            <text:p>0.394608</text:p>
          </table:table-cell>
          <table:table-cell office:value-type="string">
            <text:p>0.227290</text:p>
            <text:p>-0.288412</text:p>
            <text:p>0.509672</text:p>
          </table:table-cell>
          <table:table-cell office:value-type="float" office:value="0.196096">
            <text:p>0.196096</text:p>
          </table:table-cell>
          <table:table-cell office:value-type="string">
            <text:p>0.145689</text:p>
            <text:p>-0.244108</text:p>
            <text:p>0.3395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20446">
            <text:p>0.220446</text:p>
          </table:table-cell>
          <table:table-cell office:value-type="float" office:value="0.341295">
            <text:p>0.341295</text:p>
          </table:table-cell>
          <table:table-cell office:value-type="string">
            <text:p>0.184064</text:p>
            <text:p>-0.317431</text:p>
            <text:p>0.454591</text:p>
          </table:table-cell>
          <table:table-cell office:value-type="float" office:value="0.129878">
            <text:p>0.129878</text:p>
          </table:table-cell>
          <table:table-cell office:value-type="string">
            <text:p>0.145689</text:p>
            <text:p>-0.244108</text:p>
            <text:p>0.22150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0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194">
            <text:p>194</text:p>
          </table:table-cell>
          <table:table-cell office:value-type="string">
            <text:p>Best Fitness:</text:p>
          </table:table-cell>
          <table:table-cell office:value-type="float" office:value="0.292404">
            <text:p>0.292404</text:p>
          </table:table-cell>
          <table:table-cell office:value-type="string">
            <text:p>Best Vector:</text:p>
          </table:table-cell>
          <table:table-cell office:value-type="string">
            <text:p>0.483653</text:p>
            <text:p>-0.201849</text:p>
            <text:p>0.133195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.428006">
            <text:p>17.428006</text:p>
          </table:table-cell>
          <table:table-cell office:value-type="float" office:value="46.905771">
            <text:p>46.905771</text:p>
          </table:table-cell>
          <table:table-cell office:value-type="string">
            <text:p>3.800332</text:p>
            <text:p>3.964579</text:p>
            <text:p>4.092109</text:p>
          </table:table-cell>
          <table:table-cell office:value-type="float" office:value="0.387197">
            <text:p>0.387197</text:p>
          </table:table-cell>
          <table:table-cell office:value-type="string">
            <text:p>0.324128</text:p>
            <text:p>-0.422551</text:p>
            <text:p>0.3218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019085">
            <text:p>1.019085</text:p>
          </table:table-cell>
          <table:table-cell office:value-type="float" office:value="4.383463">
            <text:p>4.383463</text:p>
          </table:table-cell>
          <table:table-cell office:value-type="string">
            <text:p>0.966974</text:p>
            <text:p>-0.082752</text:p>
            <text:p>1.855149</text:p>
          </table:table-cell>
          <table:table-cell office:value-type="float" office:value="0.347492">
            <text:p>0.347492</text:p>
          </table:table-cell>
          <table:table-cell office:value-type="string">
            <text:p>0.320273</text:p>
            <text:p>-0.410859</text:p>
            <text:p>0.2758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00991">
            <text:p>0.600991</text:p>
          </table:table-cell>
          <table:table-cell office:value-type="float" office:value="0.723088">
            <text:p>0.723088</text:p>
          </table:table-cell>
          <table:table-cell office:value-type="string">
            <text:p>-0.629329</text:p>
            <text:p>-0.493841</text:p>
            <text:p>0.288365</text:p>
          </table:table-cell>
          <table:table-cell office:value-type="float" office:value="0.459296">
            <text:p>0.459296</text:p>
          </table:table-cell>
          <table:table-cell office:value-type="string">
            <text:p>-0.488890</text:p>
            <text:p>-0.402225</text:p>
            <text:p>0.2418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43473">
            <text:p>0.543473</text:p>
          </table:table-cell>
          <table:table-cell office:value-type="float" office:value="0.644898">
            <text:p>0.644898</text:p>
          </table:table-cell>
          <table:table-cell office:value-type="string">
            <text:p>-0.665671</text:p>
            <text:p>-0.351611</text:p>
            <text:p>0.279554</text:p>
          </table:table-cell>
          <table:table-cell office:value-type="float" office:value="0.430209">
            <text:p>0.430209</text:p>
          </table:table-cell>
          <table:table-cell office:value-type="string">
            <text:p>-0.564484</text:p>
            <text:p>-0.240314</text:p>
            <text:p>0.23198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94648">
            <text:p>0.494648</text:p>
          </table:table-cell>
          <table:table-cell office:value-type="float" office:value="0.58744">
            <text:p>0.58744</text:p>
          </table:table-cell>
          <table:table-cell office:value-type="string">
            <text:p>-0.602749</text:p>
            <text:p>-0.373647</text:p>
            <text:p>0.290726</text:p>
          </table:table-cell>
          <table:table-cell office:value-type="float" office:value="0.376236">
            <text:p>0.376236</text:p>
          </table:table-cell>
          <table:table-cell office:value-type="string">
            <text:p>0.539572</text:p>
            <text:p>-0.259533</text:p>
            <text:p>0.1331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17989">
            <text:p>0.417989</text:p>
          </table:table-cell>
          <table:table-cell office:value-type="float" office:value="0.59472">
            <text:p>0.59472</text:p>
          </table:table-cell>
          <table:table-cell office:value-type="string">
            <text:p>-0.614899</text:p>
            <text:p>-0.367867</text:p>
            <text:p>0.285119</text:p>
          </table:table-cell>
          <table:table-cell office:value-type="float" office:value="0.292404">
            <text:p>0.292404</text:p>
          </table:table-cell>
          <table:table-cell office:value-type="string">
            <text:p>0.483653</text:p>
            <text:p>-0.201849</text:p>
            <text:p>0.13319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8">
            <text:p>8</text:p>
          </table:table-cell>
          <table:table-cell office:value-type="string">
            <text:p>Best Fitness:</text:p>
          </table:table-cell>
          <table:table-cell office:value-type="float" office:value="0.234066">
            <text:p>0.234066</text:p>
          </table:table-cell>
          <table:table-cell office:value-type="string">
            <text:p>Best Vector:</text:p>
          </table:table-cell>
          <table:table-cell office:value-type="string">
            <text:p>0.091861</text:p>
            <text:p>0.023356</text:p>
            <text:p>-0.474428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.573988">
            <text:p>18.573988</text:p>
          </table:table-cell>
          <table:table-cell office:value-type="float" office:value="42.668749">
            <text:p>42.668749</text:p>
          </table:table-cell>
          <table:table-cell office:value-type="string">
            <text:p>4.699998</text:p>
            <text:p>4.060958</text:p>
            <text:p>2.021728</text:p>
          </table:table-cell>
          <table:table-cell office:value-type="float" office:value="0.553141">
            <text:p>0.553141</text:p>
          </table:table-cell>
          <table:table-cell office:value-type="string">
            <text:p>-0.429330</text:p>
            <text:p>-0.488465</text:p>
            <text:p>-0.36086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50439">
            <text:p>1.50439</text:p>
          </table:table-cell>
          <table:table-cell office:value-type="float" office:value="4.646436">
            <text:p>4.646436</text:p>
          </table:table-cell>
          <table:table-cell office:value-type="string">
            <text:p>1.067499</text:p>
            <text:p>1.138092</text:p>
            <text:p>1.487154</text:p>
          </table:table-cell>
          <table:table-cell office:value-type="float" office:value="0.360706">
            <text:p>0.360706</text:p>
          </table:table-cell>
          <table:table-cell office:value-type="string">
            <text:p>0.148054</text:p>
            <text:p>-0.102084</text:p>
            <text:p>-0.5730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1897">
            <text:p>0.51897</text:p>
          </table:table-cell>
          <table:table-cell office:value-type="float" office:value="1.225223">
            <text:p>1.225223</text:p>
          </table:table-cell>
          <table:table-cell office:value-type="string">
            <text:p>0.801964</text:p>
            <text:p>-0.062174</text:p>
            <text:p>-0.760402</text:p>
          </table:table-cell>
          <table:table-cell office:value-type="float" office:value="0.362275">
            <text:p>0.362275</text:p>
          </table:table-cell>
          <table:table-cell office:value-type="string">
            <text:p>0.129009</text:p>
            <text:p>-0.147172</text:p>
            <text:p>-0.5691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88681">
            <text:p>0.388681</text:p>
          </table:table-cell>
          <table:table-cell office:value-type="float" office:value="0.472877">
            <text:p>0.472877</text:p>
          </table:table-cell>
          <table:table-cell office:value-type="string">
            <text:p>0.324588</text:p>
            <text:p>-0.197876</text:p>
            <text:p>-0.573032</text:p>
          </table:table-cell>
          <table:table-cell office:value-type="float" office:value="0.298231">
            <text:p>0.298231</text:p>
          </table:table-cell>
          <table:table-cell office:value-type="string">
            <text:p>0.091861</text:p>
            <text:p>-0.132800</text:p>
            <text:p>-0.52168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68255">
            <text:p>0.368255</text:p>
          </table:table-cell>
          <table:table-cell office:value-type="float" office:value="0.514734">
            <text:p>0.514734</text:p>
          </table:table-cell>
          <table:table-cell office:value-type="string">
            <text:p>0.230411</text:p>
            <text:p>-0.106531</text:p>
            <text:p>-0.671041</text:p>
          </table:table-cell>
          <table:table-cell office:value-type="float" office:value="0.262693">
            <text:p>0.262693</text:p>
          </table:table-cell>
          <table:table-cell office:value-type="string">
            <text:p>0.091861</text:p>
            <text:p>-0.157802</text:p>
            <text:p>-0.4789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98399">
            <text:p>0.298399</text:p>
          </table:table-cell>
          <table:table-cell office:value-type="float" office:value="0.394212">
            <text:p>0.394212</text:p>
          </table:table-cell>
          <table:table-cell office:value-type="string">
            <text:p>0.091861</text:p>
            <text:p>-0.081353</text:p>
            <text:p>-0.615756</text:p>
          </table:table-cell>
          <table:table-cell office:value-type="float" office:value="0.234066">
            <text:p>0.234066</text:p>
          </table:table-cell>
          <table:table-cell office:value-type="string">
            <text:p>0.091861</text:p>
            <text:p>0.023356</text:p>
            <text:p>-0.47442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2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38">
            <text:p>238</text:p>
          </table:table-cell>
          <table:table-cell office:value-type="string">
            <text:p>Best Fitness:</text:p>
          </table:table-cell>
          <table:table-cell office:value-type="float" office:value="0.009427">
            <text:p>0.009427</text:p>
          </table:table-cell>
          <table:table-cell office:value-type="string">
            <text:p>Best Vector:</text:p>
          </table:table-cell>
          <table:table-cell office:value-type="string">
            <text:p>0.050971</text:p>
            <text:p>0.002961</text:p>
            <text:p>0.082587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.719938">
            <text:p>22.719938</text:p>
          </table:table-cell>
          <table:table-cell office:value-type="float" office:value="58.15476">
            <text:p>58.15476</text:p>
          </table:table-cell>
          <table:table-cell office:value-type="string">
            <text:p>3.582482</text:p>
            <text:p>4.798851</text:p>
            <text:p>4.721399</text:p>
          </table:table-cell>
          <table:table-cell office:value-type="float" office:value="0.979429">
            <text:p>0.979429</text:p>
          </table:table-cell>
          <table:table-cell office:value-type="string">
            <text:p>0.963838</text:p>
            <text:p>0.217394</text:p>
            <text:p>-0.0564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36011">
            <text:p>0.636011</text:p>
          </table:table-cell>
          <table:table-cell office:value-type="float" office:value="0.993475">
            <text:p>0.993475</text:p>
          </table:table-cell>
          <table:table-cell office:value-type="string">
            <text:p>-0.817889</text:p>
            <text:p>0.397510</text:p>
            <text:p>-0.408066</text:p>
          </table:table-cell>
          <table:table-cell office:value-type="float" office:value="0.1465">
            <text:p>0.1465</text:p>
          </table:table-cell>
          <table:table-cell office:value-type="string">
            <text:p>-0.006146</text:p>
            <text:p>0.020558</text:p>
            <text:p>0.3821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74451">
            <text:p>0.174451</text:p>
          </table:table-cell>
          <table:table-cell office:value-type="float" office:value="0.460113">
            <text:p>0.460113</text:p>
          </table:table-cell>
          <table:table-cell office:value-type="string">
            <text:p>-0.501582</text:p>
            <text:p>-0.020404</text:p>
            <text:p>0.456192</text:p>
          </table:table-cell>
          <table:table-cell office:value-type="float" office:value="0.100544">
            <text:p>0.100544</text:p>
          </table:table-cell>
          <table:table-cell office:value-type="string">
            <text:p>0.071461</text:p>
            <text:p>0.020558</text:p>
            <text:p>0.3082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12406">
            <text:p>0.112406</text:p>
          </table:table-cell>
          <table:table-cell office:value-type="float" office:value="0.170134">
            <text:p>0.170134</text:p>
          </table:table-cell>
          <table:table-cell office:value-type="string">
            <text:p>-0.079861</text:p>
            <text:p>0.020558</text:p>
            <text:p>0.404145</text:p>
          </table:table-cell>
          <table:table-cell office:value-type="float" office:value="0.07258">
            <text:p>0.07258</text:p>
          </table:table-cell>
          <table:table-cell office:value-type="string">
            <text:p>0.038968</text:p>
            <text:p>0.043553</text:p>
            <text:p>0.26299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89">
            <text:p>0.089</text:p>
          </table:table-cell>
          <table:table-cell office:value-type="float" office:value="0.143345">
            <text:p>0.143345</text:p>
          </table:table-cell>
          <table:table-cell office:value-type="string">
            <text:p>-0.006146</text:p>
            <text:p>-0.024995</text:p>
            <text:p>0.377733</text:p>
          </table:table-cell>
          <table:table-cell office:value-type="float" office:value="0.044987">
            <text:p>0.044987</text:p>
          </table:table-cell>
          <table:table-cell office:value-type="string">
            <text:p>0.050971</text:p>
            <text:p>0.002961</text:p>
            <text:p>0.2058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28553">
            <text:p>0.028553</text:p>
          </table:table-cell>
          <table:table-cell office:value-type="float" office:value="0.071155">
            <text:p>0.071155</text:p>
          </table:table-cell>
          <table:table-cell office:value-type="string">
            <text:p>0.085642</text:p>
            <text:p>-0.011177</text:p>
            <text:p>0.252380</text:p>
          </table:table-cell>
          <table:table-cell office:value-type="float" office:value="0.009427">
            <text:p>0.009427</text:p>
          </table:table-cell>
          <table:table-cell office:value-type="string">
            <text:p>0.050971</text:p>
            <text:p>0.002961</text:p>
            <text:p>0.08258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3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34">
            <text:p>234</text:p>
          </table:table-cell>
          <table:table-cell office:value-type="string">
            <text:p>Best Fitness:</text:p>
          </table:table-cell>
          <table:table-cell office:value-type="float" office:value="0.104779">
            <text:p>0.104779</text:p>
          </table:table-cell>
          <table:table-cell office:value-type="string">
            <text:p>Best Vector:</text:p>
          </table:table-cell>
          <table:table-cell office:value-type="string">
            <text:p>0.067911</text:p>
            <text:p>0.109449</text:p>
            <text:p>0.296965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.958436">
            <text:p>21.958436</text:p>
          </table:table-cell>
          <table:table-cell office:value-type="float" office:value="64.923981">
            <text:p>64.923981</text:p>
          </table:table-cell>
          <table:table-cell office:value-type="string">
            <text:p>4.431796</text:p>
            <text:p>4.707467</text:p>
            <text:p>4.808630</text:p>
          </table:table-cell>
          <table:table-cell office:value-type="float" office:value="0.366833">
            <text:p>0.366833</text:p>
          </table:table-cell>
          <table:table-cell office:value-type="string">
            <text:p>-0.099416</text:p>
            <text:p>0.215183</text:p>
            <text:p>0.5573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011571">
            <text:p>1.011571</text:p>
          </table:table-cell>
          <table:table-cell office:value-type="float" office:value="3.583312">
            <text:p>3.583312</text:p>
          </table:table-cell>
          <table:table-cell office:value-type="string">
            <text:p>1.066769</text:p>
            <text:p>-0.977793</text:p>
            <text:p>1.220343</text:p>
          </table:table-cell>
          <table:table-cell office:value-type="float" office:value="0.304599">
            <text:p>0.304599</text:p>
          </table:table-cell>
          <table:table-cell office:value-type="string">
            <text:p>0.112202</text:p>
            <text:p>0.194872</text:p>
            <text:p>0.5040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72024">
            <text:p>0.372024</text:p>
          </table:table-cell>
          <table:table-cell office:value-type="float" office:value="0.711908">
            <text:p>0.711908</text:p>
          </table:table-cell>
          <table:table-cell office:value-type="string">
            <text:p>0.166737</text:p>
            <text:p>0.718698</text:p>
            <text:p>0.409365</text:p>
          </table:table-cell>
          <table:table-cell office:value-type="float" office:value="0.208709">
            <text:p>0.208709</text:p>
          </table:table-cell>
          <table:table-cell office:value-type="string">
            <text:p>0.107212</text:p>
            <text:p>0.194872</text:p>
            <text:p>0.3990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87018">
            <text:p>0.287018</text:p>
          </table:table-cell>
          <table:table-cell office:value-type="float" office:value="0.405821">
            <text:p>0.405821</text:p>
          </table:table-cell>
          <table:table-cell office:value-type="string">
            <text:p>0.114088</text:p>
            <text:p>0.211765</text:p>
            <text:p>0.589882</text:p>
          </table:table-cell>
          <table:table-cell office:value-type="float" office:value="0.18562">
            <text:p>0.18562</text:p>
          </table:table-cell>
          <table:table-cell office:value-type="string">
            <text:p>0.110525</text:p>
            <text:p>0.194872</text:p>
            <text:p>0.36800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96733">
            <text:p>0.196733</text:p>
          </table:table-cell>
          <table:table-cell office:value-type="float" office:value="0.29447">
            <text:p>0.29447</text:p>
          </table:table-cell>
          <table:table-cell office:value-type="string">
            <text:p>0.261928</text:p>
            <text:p>0.200020</text:p>
            <text:p>0.431110</text:p>
          </table:table-cell>
          <table:table-cell office:value-type="float" office:value="0.104779">
            <text:p>0.104779</text:p>
          </table:table-cell>
          <table:table-cell office:value-type="string">
            <text:p>0.067911</text:p>
            <text:p>0.109449</text:p>
            <text:p>0.2969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9379">
            <text:p>0.19379</text:p>
          </table:table-cell>
          <table:table-cell office:value-type="float" office:value="0.282702">
            <text:p>0.282702</text:p>
          </table:table-cell>
          <table:table-cell office:value-type="string">
            <text:p>0.261928</text:p>
            <text:p>0.201625</text:p>
            <text:p>0.416465</text:p>
          </table:table-cell>
          <table:table-cell office:value-type="float" office:value="0.131885">
            <text:p>0.131885</text:p>
          </table:table-cell>
          <table:table-cell office:value-type="string">
            <text:p>0.124403</text:p>
            <text:p>0.133794</text:p>
            <text:p>0.31385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4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995">
            <text:p>995</text:p>
          </table:table-cell>
          <table:table-cell office:value-type="string">
            <text:p>Best Fitness:</text:p>
          </table:table-cell>
          <table:table-cell office:value-type="float" office:value="0.365009">
            <text:p>0.365009</text:p>
          </table:table-cell>
          <table:table-cell office:value-type="string">
            <text:p>Best Vector:</text:p>
          </table:table-cell>
          <table:table-cell office:value-type="string">
            <text:p>-0.078379</text:p>
            <text:p>0.596838</text:p>
            <text:p>-0.051477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.210888">
            <text:p>22.210888</text:p>
          </table:table-cell>
          <table:table-cell office:value-type="float" office:value="45.067459">
            <text:p>45.067459</text:p>
          </table:table-cell>
          <table:table-cell office:value-type="string">
            <text:p>1.437108</text:p>
            <text:p>4.534951</text:p>
            <text:p>4.736708</text:p>
          </table:table-cell>
          <table:table-cell office:value-type="float" office:value="2.915827">
            <text:p>2.915827</text:p>
          </table:table-cell>
          <table:table-cell office:value-type="string">
            <text:p>0.525893</text:p>
            <text:p>0.301073</text:p>
            <text:p>1.5964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450771">
            <text:p>1.450771</text:p>
          </table:table-cell>
          <table:table-cell office:value-type="float" office:value="4.675518">
            <text:p>4.675518</text:p>
          </table:table-cell>
          <table:table-cell office:value-type="string">
            <text:p>-0.283726</text:p>
            <text:p>1.896053</text:p>
            <text:p>-1.000000</text:p>
          </table:table-cell>
          <table:table-cell office:value-type="float" office:value="0.593674">
            <text:p>0.593674</text:p>
          </table:table-cell>
          <table:table-cell office:value-type="string">
            <text:p>-0.146823</text:p>
            <text:p>0.754052</text:p>
            <text:p>-0.0593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33203">
            <text:p>0.633203</text:p>
          </table:table-cell>
          <table:table-cell office:value-type="float" office:value="0.857482">
            <text:p>0.857482</text:p>
          </table:table-cell>
          <table:table-cell office:value-type="string">
            <text:p>-0.164085</text:p>
            <text:p>0.908445</text:p>
            <text:p>-0.072704</text:p>
          </table:table-cell>
          <table:table-cell office:value-type="float" office:value="0.537378">
            <text:p>0.537378</text:p>
          </table:table-cell>
          <table:table-cell office:value-type="string">
            <text:p>-0.115738</text:p>
            <text:p>0.717751</text:p>
            <text:p>-0.0938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22348">
            <text:p>0.622348</text:p>
          </table:table-cell>
          <table:table-cell office:value-type="float" office:value="0.752778">
            <text:p>0.752778</text:p>
          </table:table-cell>
          <table:table-cell office:value-type="string">
            <text:p>-0.263313</text:p>
            <text:p>0.826701</text:p>
            <text:p>-0.003134</text:p>
          </table:table-cell>
          <table:table-cell office:value-type="float" office:value="0.478623">
            <text:p>0.478623</text:p>
          </table:table-cell>
          <table:table-cell office:value-type="string">
            <text:p>-0.181364</text:p>
            <text:p>0.660995</text:p>
            <text:p>-0.09389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97056">
            <text:p>0.597056</text:p>
          </table:table-cell>
          <table:table-cell office:value-type="float" office:value="0.73466">
            <text:p>0.73466</text:p>
          </table:table-cell>
          <table:table-cell office:value-type="string">
            <text:p>-0.181364</text:p>
            <text:p>0.832754</text:p>
            <text:p>-0.091037</text:p>
          </table:table-cell>
          <table:table-cell office:value-type="float" office:value="0.442313">
            <text:p>0.442313</text:p>
          </table:table-cell>
          <table:table-cell office:value-type="string">
            <text:p>-0.032573</text:p>
            <text:p>0.655854</text:p>
            <text:p>-0.1053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16221">
            <text:p>0.516221</text:p>
          </table:table-cell>
          <table:table-cell office:value-type="float" office:value="0.677406">
            <text:p>0.677406</text:p>
          </table:table-cell>
          <table:table-cell office:value-type="string">
            <text:p>-0.218273</text:p>
            <text:p>0.786602</text:p>
            <text:p>-0.104979</text:p>
          </table:table-cell>
          <table:table-cell office:value-type="float" office:value="0.365009">
            <text:p>0.365009</text:p>
          </table:table-cell>
          <table:table-cell office:value-type="string">
            <text:p>-0.078379</text:p>
            <text:p>0.596838</text:p>
            <text:p>-0.05147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5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04">
            <text:p>204</text:p>
          </table:table-cell>
          <table:table-cell office:value-type="string">
            <text:p>Best Fitness:</text:p>
          </table:table-cell>
          <table:table-cell office:value-type="float" office:value="0.060768">
            <text:p>0.060768</text:p>
          </table:table-cell>
          <table:table-cell office:value-type="string">
            <text:p>Best Vector:</text:p>
          </table:table-cell>
          <table:table-cell office:value-type="string">
            <text:p>-0.059260</text:p>
            <text:p>-0.172058</text:p>
            <text:p>-0.166289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4.419742">
            <text:p>24.419742</text:p>
          </table:table-cell>
          <table:table-cell office:value-type="float" office:value="57.006543">
            <text:p>57.006543</text:p>
          </table:table-cell>
          <table:table-cell office:value-type="string">
            <text:p>4.904156</text:p>
            <text:p>4.169565</text:p>
            <text:p>3.945951</text:p>
          </table:table-cell>
          <table:table-cell office:value-type="float" office:value="0.627979">
            <text:p>0.627979</text:p>
          </table:table-cell>
          <table:table-cell office:value-type="string">
            <text:p>-0.092240</text:p>
            <text:p>0.188968</text:p>
            <text:p>0.7640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32442">
            <text:p>0.832442</text:p>
          </table:table-cell>
          <table:table-cell office:value-type="float" office:value="4.362843">
            <text:p>4.362843</text:p>
          </table:table-cell>
          <table:table-cell office:value-type="string">
            <text:p>2.020489</text:p>
            <text:p>-0.333167</text:p>
            <text:p>-0.411664</text:p>
          </table:table-cell>
          <table:table-cell office:value-type="float" office:value="0.222146">
            <text:p>0.222146</text:p>
          </table:table-cell>
          <table:table-cell office:value-type="string">
            <text:p>-0.051794</text:p>
            <text:p>-0.223597</text:p>
            <text:p>-0.4116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46675">
            <text:p>0.246675</text:p>
          </table:table-cell>
          <table:table-cell office:value-type="float" office:value="0.383091">
            <text:p>0.383091</text:p>
          </table:table-cell>
          <table:table-cell office:value-type="string">
            <text:p>-0.051794</text:p>
            <text:p>0.163600</text:p>
            <text:p>-0.594679</text:p>
          </table:table-cell>
          <table:table-cell office:value-type="float" office:value="0.174542">
            <text:p>0.174542</text:p>
          </table:table-cell>
          <table:table-cell office:value-type="string">
            <text:p>0.003535</text:p>
            <text:p>-0.248670</text:p>
            <text:p>-0.3356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75884">
            <text:p>0.175884</text:p>
          </table:table-cell>
          <table:table-cell office:value-type="float" office:value="0.267712">
            <text:p>0.267712</text:p>
          </table:table-cell>
          <table:table-cell office:value-type="string">
            <text:p>0.063509</text:p>
            <text:p>-0.194799</text:p>
            <text:p>-0.475113</text:p>
          </table:table-cell>
          <table:table-cell office:value-type="float" office:value="0.112638">
            <text:p>0.112638</text:p>
          </table:table-cell>
          <table:table-cell office:value-type="string">
            <text:p>0.001912</text:p>
            <text:p>-0.248670</text:p>
            <text:p>-0.22538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32343">
            <text:p>0.132343</text:p>
          </table:table-cell>
          <table:table-cell office:value-type="float" office:value="0.199615">
            <text:p>0.199615</text:p>
          </table:table-cell>
          <table:table-cell office:value-type="string">
            <text:p>-0.078691</text:p>
            <text:p>-0.227126</text:p>
            <text:p>-0.376613</text:p>
          </table:table-cell>
          <table:table-cell office:value-type="float" office:value="0.080758">
            <text:p>0.080758</text:p>
          </table:table-cell>
          <table:table-cell office:value-type="string">
            <text:p>0.001912</text:p>
            <text:p>-0.173683</text:p>
            <text:p>-0.2249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97166">
            <text:p>0.097166</text:p>
          </table:table-cell>
          <table:table-cell office:value-type="float" office:value="0.17636">
            <text:p>0.17636</text:p>
          </table:table-cell>
          <table:table-cell office:value-type="string">
            <text:p>-0.012153</text:p>
            <text:p>-0.192800</text:p>
            <text:p>-0.372882</text:p>
          </table:table-cell>
          <table:table-cell office:value-type="float" office:value="0.060768">
            <text:p>0.060768</text:p>
          </table:table-cell>
          <table:table-cell office:value-type="string">
            <text:p>-0.059260</text:p>
            <text:p>-0.172058</text:p>
            <text:p>-0.16628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6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899">
            <text:p>899</text:p>
          </table:table-cell>
          <table:table-cell office:value-type="string">
            <text:p>Best Fitness:</text:p>
          </table:table-cell>
          <table:table-cell office:value-type="float" office:value="0.009212">
            <text:p>0.009212</text:p>
          </table:table-cell>
          <table:table-cell office:value-type="string">
            <text:p>Best Vector:</text:p>
          </table:table-cell>
          <table:table-cell office:value-type="string">
            <text:p>-0.007441</text:p>
            <text:p>-0.036307</text:p>
            <text:p>0.088537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.994845">
            <text:p>18.994845</text:p>
          </table:table-cell>
          <table:table-cell office:value-type="float" office:value="48.966917">
            <text:p>48.966917</text:p>
          </table:table-cell>
          <table:table-cell office:value-type="string">
            <text:p>4.575741</text:p>
            <text:p>4.840277</text:p>
            <text:p>2.145049</text:p>
          </table:table-cell>
          <table:table-cell office:value-type="float" office:value="1.515024">
            <text:p>1.515024</text:p>
          </table:table-cell>
          <table:table-cell office:value-type="string">
            <text:p>0.277286</text:p>
            <text:p>1.103473</text:p>
            <text:p>0.4695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42181">
            <text:p>0.342181</text:p>
          </table:table-cell>
          <table:table-cell office:value-type="float" office:value="1.261871">
            <text:p>1.261871</text:p>
          </table:table-cell>
          <table:table-cell office:value-type="string">
            <text:p>0.293025</text:p>
            <text:p>-0.932849</text:p>
            <text:p>-0.552993</text:p>
          </table:table-cell>
          <table:table-cell office:value-type="float" office:value="0.118372">
            <text:p>0.118372</text:p>
          </table:table-cell>
          <table:table-cell office:value-type="string">
            <text:p>0.045877</text:p>
            <text:p>-0.188791</text:p>
            <text:p>0.2839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36691">
            <text:p>0.136691</text:p>
          </table:table-cell>
          <table:table-cell office:value-type="float" office:value="0.237958">
            <text:p>0.237958</text:p>
          </table:table-cell>
          <table:table-cell office:value-type="string">
            <text:p>0.340174</text:p>
            <text:p>-0.177877</text:p>
            <text:p>0.300998</text:p>
          </table:table-cell>
          <table:table-cell office:value-type="float" office:value="0.068991">
            <text:p>0.068991</text:p>
          </table:table-cell>
          <table:table-cell office:value-type="string">
            <text:p>-0.042449</text:p>
            <text:p>-0.164614</text:p>
            <text:p>0.2002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03679">
            <text:p>0.103679</text:p>
          </table:table-cell>
          <table:table-cell office:value-type="float" office:value="0.187585">
            <text:p>0.187585</text:p>
          </table:table-cell>
          <table:table-cell office:value-type="string">
            <text:p>0.006321</text:p>
            <text:p>-0.208685</text:p>
            <text:p>0.379467</text:p>
          </table:table-cell>
          <table:table-cell office:value-type="float" office:value="0.062673">
            <text:p>0.062673</text:p>
          </table:table-cell>
          <table:table-cell office:value-type="string">
            <text:p>0.007993</text:p>
            <text:p>-0.188791</text:p>
            <text:p>0.16421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67401">
            <text:p>0.067401</text:p>
          </table:table-cell>
          <table:table-cell office:value-type="float" office:value="0.110885">
            <text:p>0.110885</text:p>
          </table:table-cell>
          <table:table-cell office:value-type="string">
            <text:p>-0.005020</text:p>
            <text:p>-0.147265</text:p>
            <text:p>0.298618</text:p>
          </table:table-cell>
          <table:table-cell office:value-type="float" office:value="0.025147">
            <text:p>0.025147</text:p>
          </table:table-cell>
          <table:table-cell office:value-type="string">
            <text:p>-0.040223</text:p>
            <text:p>-0.100487</text:p>
            <text:p>0.1158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26352">
            <text:p>0.026352</text:p>
          </table:table-cell>
          <table:table-cell office:value-type="float" office:value="0.085284">
            <text:p>0.085284</text:p>
          </table:table-cell>
          <table:table-cell office:value-type="string">
            <text:p>0.037328</text:p>
            <text:p>-0.220484</text:p>
            <text:p>0.187822</text:p>
          </table:table-cell>
          <table:table-cell office:value-type="float" office:value="0.009212">
            <text:p>0.009212</text:p>
          </table:table-cell>
          <table:table-cell office:value-type="string">
            <text:p>-0.007441</text:p>
            <text:p>-0.036307</text:p>
            <text:p>0.08853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7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375">
            <text:p>375</text:p>
          </table:table-cell>
          <table:table-cell office:value-type="string">
            <text:p>Best Fitness:</text:p>
          </table:table-cell>
          <table:table-cell office:value-type="float" office:value="0.232037">
            <text:p>0.232037</text:p>
          </table:table-cell>
          <table:table-cell office:value-type="string">
            <text:p>Best Vector:</text:p>
          </table:table-cell>
          <table:table-cell office:value-type="string">
            <text:p>-0.197457</text:p>
            <text:p>-0.022834</text:p>
            <text:p>0.438778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.400609">
            <text:p>19.400609</text:p>
          </table:table-cell>
          <table:table-cell office:value-type="float" office:value="56.053211">
            <text:p>56.053211</text:p>
          </table:table-cell>
          <table:table-cell office:value-type="string">
            <text:p>4.489222</text:p>
            <text:p>3.967072</text:p>
            <text:p>4.490260</text:p>
          </table:table-cell>
          <table:table-cell office:value-type="float" office:value="2.849419">
            <text:p>2.849419</text:p>
          </table:table-cell>
          <table:table-cell office:value-type="string">
            <text:p>0.898147</text:p>
            <text:p>1.268069</text:p>
            <text:p>-0.6593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071156">
            <text:p>1.071156</text:p>
          </table:table-cell>
          <table:table-cell office:value-type="float" office:value="3.310904">
            <text:p>3.310904</text:p>
          </table:table-cell>
          <table:table-cell office:value-type="string">
            <text:p>1.560380</text:p>
            <text:p>0.865332</text:p>
            <text:p>-0.356816</text:p>
          </table:table-cell>
          <table:table-cell office:value-type="float" office:value="0.554031">
            <text:p>0.554031</text:p>
          </table:table-cell>
          <table:table-cell office:value-type="string">
            <text:p>-0.419452</text:p>
            <text:p>0.059366</text:p>
            <text:p>0.6120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97115">
            <text:p>0.697115</text:p>
          </table:table-cell>
          <table:table-cell office:value-type="float" office:value="0.999032">
            <text:p>0.999032</text:p>
          </table:table-cell>
          <table:table-cell office:value-type="string">
            <text:p>-0.432605</text:p>
            <text:p>0.793816</text:p>
            <text:p>-0.426311</text:p>
          </table:table-cell>
          <table:table-cell office:value-type="float" office:value="0.529225">
            <text:p>0.529225</text:p>
          </table:table-cell>
          <table:table-cell office:value-type="string">
            <text:p>-0.326547</text:p>
            <text:p>0.059366</text:p>
            <text:p>0.6473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95086">
            <text:p>0.595086</text:p>
          </table:table-cell>
          <table:table-cell office:value-type="float" office:value="0.771427">
            <text:p>0.771427</text:p>
          </table:table-cell>
          <table:table-cell office:value-type="string">
            <text:p>-0.466392</text:p>
            <text:p>0.140064</text:p>
            <text:p>0.730950</text:p>
          </table:table-cell>
          <table:table-cell office:value-type="float" office:value="0.401133">
            <text:p>0.401133</text:p>
          </table:table-cell>
          <table:table-cell office:value-type="string">
            <text:p>-0.390829</text:p>
            <text:p>0.017739</text:p>
            <text:p>0.49806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17656">
            <text:p>0.517656</text:p>
          </table:table-cell>
          <table:table-cell office:value-type="float" office:value="0.660027">
            <text:p>0.660027</text:p>
          </table:table-cell>
          <table:table-cell office:value-type="string">
            <text:p>-0.499762</text:p>
            <text:p>0.140702</text:p>
            <text:p>0.624875</text:p>
          </table:table-cell>
          <table:table-cell office:value-type="float" office:value="0.364473">
            <text:p>0.364473</text:p>
          </table:table-cell>
          <table:table-cell office:value-type="string">
            <text:p>-0.340715</text:p>
            <text:p>0.017739</text:p>
            <text:p>0.4980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72575">
            <text:p>0.372575</text:p>
          </table:table-cell>
          <table:table-cell office:value-type="float" office:value="0.525899">
            <text:p>0.525899</text:p>
          </table:table-cell>
          <table:table-cell office:value-type="string">
            <text:p>-0.392122</text:p>
            <text:p>-0.001947</text:p>
            <text:p>0.610029</text:p>
          </table:table-cell>
          <table:table-cell office:value-type="float" office:value="0.232037">
            <text:p>0.232037</text:p>
          </table:table-cell>
          <table:table-cell office:value-type="string">
            <text:p>-0.197457</text:p>
            <text:p>-0.022834</text:p>
            <text:p>0.43877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8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112">
            <text:p>112</text:p>
          </table:table-cell>
          <table:table-cell office:value-type="string">
            <text:p>Best Fitness:</text:p>
          </table:table-cell>
          <table:table-cell office:value-type="float" office:value="1.156588">
            <text:p>1.156588</text:p>
          </table:table-cell>
          <table:table-cell office:value-type="string">
            <text:p>Best Vector:</text:p>
          </table:table-cell>
          <table:table-cell office:value-type="string">
            <text:p>0.744270</text:p>
            <text:p>0.609631</text:p>
            <text:p>-0.480625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.497858">
            <text:p>20.497858</text:p>
          </table:table-cell>
          <table:table-cell office:value-type="float" office:value="46.403524">
            <text:p>46.403524</text:p>
          </table:table-cell>
          <table:table-cell office:value-type="string">
            <text:p>4.093417</text:p>
            <text:p>4.527894</text:p>
            <text:p>3.024176</text:p>
          </table:table-cell>
          <table:table-cell office:value-type="float" office:value="3.095195">
            <text:p>3.095195</text:p>
          </table:table-cell>
          <table:table-cell office:value-type="string">
            <text:p>-0.024539</text:p>
            <text:p>0.325538</text:p>
            <text:p>1.7287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201515">
            <text:p>2.201515</text:p>
          </table:table-cell>
          <table:table-cell office:value-type="float" office:value="5.149698">
            <text:p>5.149698</text:p>
          </table:table-cell>
          <table:table-cell office:value-type="string">
            <text:p>2.029205</text:p>
            <text:p>0.881014</text:p>
            <text:p>-0.505804</text:p>
          </table:table-cell>
          <table:table-cell office:value-type="float" office:value="1.466382">
            <text:p>1.466382</text:p>
          </table:table-cell>
          <table:table-cell office:value-type="string">
            <text:p>0.857207</text:p>
            <text:p>0.608139</text:p>
            <text:p>-0.6014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568828">
            <text:p>1.568828</text:p>
          </table:table-cell>
          <table:table-cell office:value-type="float" office:value="2.158667">
            <text:p>2.158667</text:p>
          </table:table-cell>
          <table:table-cell office:value-type="string">
            <text:p>0.891589</text:p>
            <text:p>1.109246</text:p>
            <text:p>0.365116</text:p>
          </table:table-cell>
          <table:table-cell office:value-type="float" office:value="1.366939">
            <text:p>1.366939</text:p>
          </table:table-cell>
          <table:table-cell office:value-type="string">
            <text:p>0.788533</text:p>
            <text:p>0.666504</text:p>
            <text:p>-0.5485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458323">
            <text:p>1.458323</text:p>
          </table:table-cell>
          <table:table-cell office:value-type="float" office:value="1.783166">
            <text:p>1.783166</text:p>
          </table:table-cell>
          <table:table-cell office:value-type="string">
            <text:p>0.833002</text:p>
            <text:p>0.773233</text:p>
            <text:p>-0.700988</text:p>
          </table:table-cell>
          <table:table-cell office:value-type="float" office:value="1.214362">
            <text:p>1.214362</text:p>
          </table:table-cell>
          <table:table-cell office:value-type="string">
            <text:p>0.772597</text:p>
            <text:p>0.590709</text:p>
            <text:p>-0.51818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483966">
            <text:p>1.483966</text:p>
          </table:table-cell>
          <table:table-cell office:value-type="float" office:value="1.733894">
            <text:p>1.733894</text:p>
          </table:table-cell>
          <table:table-cell office:value-type="string">
            <text:p>0.962118</text:p>
            <text:p>0.664932</text:p>
            <text:p>-0.605053</text:p>
          </table:table-cell>
          <table:table-cell office:value-type="float" office:value="1.309106">
            <text:p>1.309106</text:p>
          </table:table-cell>
          <table:table-cell office:value-type="string">
            <text:p>0.801875</text:p>
            <text:p>0.599039</text:p>
            <text:p>-0.5543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395179">
            <text:p>1.395179</text:p>
          </table:table-cell>
          <table:table-cell office:value-type="float" office:value="1.780272">
            <text:p>1.780272</text:p>
          </table:table-cell>
          <table:table-cell office:value-type="string">
            <text:p>0.897414</text:p>
            <text:p>0.791996</text:p>
            <text:p>-0.589629</text:p>
          </table:table-cell>
          <table:table-cell office:value-type="float" office:value="1.156588">
            <text:p>1.156588</text:p>
          </table:table-cell>
          <table:table-cell office:value-type="string">
            <text:p>0.744270</text:p>
            <text:p>0.609631</text:p>
            <text:p>-0.48062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29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276">
            <text:p>276</text:p>
          </table:table-cell>
          <table:table-cell office:value-type="string">
            <text:p>Best Fitness:</text:p>
          </table:table-cell>
          <table:table-cell office:value-type="float" office:value="0.809425">
            <text:p>0.809425</text:p>
          </table:table-cell>
          <table:table-cell office:value-type="string">
            <text:p>Best Vector:</text:p>
          </table:table-cell>
          <table:table-cell office:value-type="string">
            <text:p>0.082928</text:p>
            <text:p>0.622059</text:p>
            <text:p>0.644664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.200516">
            <text:p>22.200516</text:p>
          </table:table-cell>
          <table:table-cell office:value-type="float" office:value="58.618826">
            <text:p>58.618826</text:p>
          </table:table-cell>
          <table:table-cell office:value-type="string">
            <text:p>4.855510</text:p>
            <text:p>3.366874</text:p>
            <text:p>4.868984</text:p>
          </table:table-cell>
          <table:table-cell office:value-type="float" office:value="0.889158">
            <text:p>0.889158</text:p>
          </table:table-cell>
          <table:table-cell office:value-type="string">
            <text:p>-0.237816</text:p>
            <text:p>0.425729</text:p>
            <text:p>-0.8070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765428">
            <text:p>2.765428</text:p>
          </table:table-cell>
          <table:table-cell office:value-type="float" office:value="4.739702">
            <text:p>4.739702</text:p>
          </table:table-cell>
          <table:table-cell office:value-type="string">
            <text:p>1.025999</text:p>
            <text:p>-0.138320</text:p>
            <text:p>1.915175</text:p>
          </table:table-cell>
          <table:table-cell office:value-type="float" office:value="1.401964">
            <text:p>1.401964</text:p>
          </table:table-cell>
          <table:table-cell office:value-type="string">
            <text:p>0.157095</text:p>
            <text:p>0.916740</text:p>
            <text:p>0.7327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502447">
            <text:p>1.502447</text:p>
          </table:table-cell>
          <table:table-cell office:value-type="float" office:value="3.088618">
            <text:p>3.088618</text:p>
          </table:table-cell>
          <table:table-cell office:value-type="string">
            <text:p>0.657916</text:p>
            <text:p>-0.894303</text:p>
            <text:p>1.362347</text:p>
          </table:table-cell>
          <table:table-cell office:value-type="float" office:value="1.157388">
            <text:p>1.157388</text:p>
          </table:table-cell>
          <table:table-cell office:value-type="string">
            <text:p>0.169526</text:p>
            <text:p>0.802864</text:p>
            <text:p>0.6957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266238">
            <text:p>1.266238</text:p>
          </table:table-cell>
          <table:table-cell office:value-type="float" office:value="1.870957">
            <text:p>1.870957</text:p>
          </table:table-cell>
          <table:table-cell office:value-type="string">
            <text:p>-0.571805</text:p>
            <text:p>1.004687</text:p>
            <text:p>0.731164</text:p>
          </table:table-cell>
          <table:table-cell office:value-type="float" office:value="0.875659">
            <text:p>0.875659</text:p>
          </table:table-cell>
          <table:table-cell office:value-type="string">
            <text:p>0.235546</text:p>
            <text:p>0.661073</text:p>
            <text:p>0.61899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039195">
            <text:p>1.039195</text:p>
          </table:table-cell>
          <table:table-cell office:value-type="float" office:value="1.279001">
            <text:p>1.279001</text:p>
          </table:table-cell>
          <table:table-cell office:value-type="string">
            <text:p>0.142922</text:p>
            <text:p>0.916740</text:p>
            <text:p>0.646654</text:p>
          </table:table-cell>
          <table:table-cell office:value-type="float" office:value="0.910478">
            <text:p>0.910478</text:p>
          </table:table-cell>
          <table:table-cell office:value-type="string">
            <text:p>0.156066</text:p>
            <text:p>0.717202</text:p>
            <text:p>0.6097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55858">
            <text:p>0.955858</text:p>
          </table:table-cell>
          <table:table-cell office:value-type="float" office:value="1.182841">
            <text:p>1.182841</text:p>
          </table:table-cell>
          <table:table-cell office:value-type="string">
            <text:p>0.272595</text:p>
            <text:p>0.832096</text:p>
            <text:p>0.645097</text:p>
          </table:table-cell>
          <table:table-cell office:value-type="float" office:value="0.809425">
            <text:p>0.809425</text:p>
          </table:table-cell>
          <table:table-cell office:value-type="string">
            <text:p>0.082928</text:p>
            <text:p>0.622059</text:p>
            <text:p>0.64466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un 30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andom Seed:</text:p>
          </table:table-cell>
          <table:table-cell office:value-type="float" office:value="419">
            <text:p>419</text:p>
          </table:table-cell>
          <table:table-cell office:value-type="string">
            <text:p>Best Fitness:</text:p>
          </table:table-cell>
          <table:table-cell office:value-type="float" office:value="0.011147">
            <text:p>0.011147</text:p>
          </table:table-cell>
          <table:table-cell office:value-type="string">
            <text:p>Best Vector:</text:p>
          </table:table-cell>
          <table:table-cell office:value-type="string">
            <text:p>0.033631</text:p>
            <text:p>0.086619</text:p>
            <text:p>-0.050135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string">
            <text:p>Average</text:p>
            <text:p>Fitness</text:p>
          </table:table-cell>
          <table:table-cell office:value-type="string">
            <text:p>Worst</text:p>
            <text:p>Fitness</text:p>
          </table:table-cell>
          <table:table-cell office:value-type="string">
            <text:p>Worst</text:p>
            <text:p>Fitness</text:p>
            <text:p>Vector</text:p>
          </table:table-cell>
          <table:table-cell office:value-type="string">
            <text:p>Best</text:p>
            <text:p>Fitness</text:p>
          </table:table-cell>
          <table:table-cell office:value-type="string">
            <text:p>Best</text:p>
            <text:p>Fitness</text:p>
            <text:p>Vecto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.624658">
            <text:p>21.624658</text:p>
          </table:table-cell>
          <table:table-cell office:value-type="float" office:value="49.453894">
            <text:p>49.453894</text:p>
          </table:table-cell>
          <table:table-cell office:value-type="string">
            <text:p>4.498018</text:p>
            <text:p>3.757054</text:p>
            <text:p>3.886680</text:p>
          </table:table-cell>
          <table:table-cell office:value-type="float" office:value="0.641585">
            <text:p>0.641585</text:p>
          </table:table-cell>
          <table:table-cell office:value-type="string">
            <text:p>0.228824</text:p>
            <text:p>0.714012</text:p>
            <text:p>-0.2818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6326">
            <text:p>0.46326</text:p>
          </table:table-cell>
          <table:table-cell office:value-type="float" office:value="1.686498">
            <text:p>1.686498</text:p>
          </table:table-cell>
          <table:table-cell office:value-type="string">
            <text:p>0.228824</text:p>
            <text:p>-0.670949</text:p>
            <text:p>1.088102</text:p>
          </table:table-cell>
          <table:table-cell office:value-type="float" office:value="0.111709">
            <text:p>0.111709</text:p>
          </table:table-cell>
          <table:table-cell office:value-type="string">
            <text:p>-0.222335</text:p>
            <text:p>0.156867</text:p>
            <text:p>-0.1940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90469">
            <text:p>0.090469</text:p>
          </table:table-cell>
          <table:table-cell office:value-type="float" office:value="0.143132">
            <text:p>0.143132</text:p>
          </table:table-cell>
          <table:table-cell office:value-type="string">
            <text:p>0.191777</text:p>
            <text:p>0.223422</text:p>
            <text:p>-0.237562</text:p>
          </table:table-cell>
          <table:table-cell office:value-type="float" office:value="0.058587">
            <text:p>0.058587</text:p>
          </table:table-cell>
          <table:table-cell office:value-type="string">
            <text:p>0.119751</text:p>
            <text:p>0.156867</text:p>
            <text:p>-0.1401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57032">
            <text:p>0.057032</text:p>
          </table:table-cell>
          <table:table-cell office:value-type="float" office:value="0.079878">
            <text:p>0.079878</text:p>
          </table:table-cell>
          <table:table-cell office:value-type="string">
            <text:p>0.097127</text:p>
            <text:p>0.193489</text:p>
            <text:p>-0.181677</text:p>
          </table:table-cell>
          <table:table-cell office:value-type="float" office:value="0.032988">
            <text:p>0.032988</text:p>
          </table:table-cell>
          <table:table-cell office:value-type="string">
            <text:p>0.128046</text:p>
            <text:p>0.113926</text:p>
            <text:p>-0.06011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45162">
            <text:p>0.045162</text:p>
          </table:table-cell>
          <table:table-cell office:value-type="float" office:value="0.062978">
            <text:p>0.062978</text:p>
          </table:table-cell>
          <table:table-cell office:value-type="string">
            <text:p>0.112932</text:p>
            <text:p>0.155923</text:p>
            <text:p>-0.160974</text:p>
          </table:table-cell>
          <table:table-cell office:value-type="float" office:value="0.022968">
            <text:p>0.022968</text:p>
          </table:table-cell>
          <table:table-cell office:value-type="string">
            <text:p>0.068424</text:p>
            <text:p>0.095436</text:p>
            <text:p>-0.0958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24696">
            <text:p>0.024696</text:p>
          </table:table-cell>
          <table:table-cell office:value-type="float" office:value="0.053782">
            <text:p>0.053782</text:p>
          </table:table-cell>
          <table:table-cell office:value-type="string">
            <text:p>0.079412</text:p>
            <text:p>0.182756</text:p>
            <text:p>-0.118643</text:p>
          </table:table-cell>
          <table:table-cell office:value-type="float" office:value="0.011147">
            <text:p>0.011147</text:p>
          </table:table-cell>
          <table:table-cell office:value-type="string">
            <text:p>0.033631</text:p>
            <text:p>0.086619</text:p>
            <text:p>-0.050135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02/15/2020</text:date>, <text:time>03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2:19:35.65</meta:creation-date>
    <dc:date>2020-02-15T03:27:01.95</dc:date>
    <meta:editing-duration>PT11M</meta:editing-duration>
    <meta:editing-cycles>2</meta:editing-cycles>
    <meta:generator>OpenOffice/4.1.7$Win32 OpenOffice.org_project/417m1$Build-9800</meta:generator>
    <meta:document-statistic meta:table-count="3" meta:cell-count="1470" meta:object-count="0"/>
  </office:meta>
</office:document-meta>
</file>